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37"/>
        </table:table-row>
        <table:table-row table:style-name="ro1">
          <table:table-cell office:value-type="string">
            <text:p>Table of results from the paper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>
            <text:p>MINKU, L. L.; YAO, X.; "An Analysis of Multi-objective Evolutionary Algorithms for Training Ensemble Models Based on Different Performance Measures in Software Effort Estimation", 9th International Conference on Predictive Models in Software Engineering (PROMISE'13), 10p., October 2013, doi: 10.1145/2499393.2499396.</text:p>
          </table:table-cell>
          <table:table-cell table:number-columns-repeated="3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"/>
          <table:table-cell table:style-name="ce1" office:value-type="string" table:number-columns-spanned="9" table:number-rows-spanned="1">
            <text:p>Median of 30 runs – TEST PERFORMANCE MEASURES</text:p>
          </table:table-cell>
          <table:covered-table-cell table:number-columns-repeated="8"/>
          <table:table-cell table:number-columns-repeated="4"/>
          <table:table-cell table:style-name="ce1" office:value-type="string" table:number-columns-spanned="9" table:number-rows-spanned="1">
            <text:p>Median of 30 runs – TRAIN PERFORMANCE MEASURES</text:p>
          </table:table-cell>
          <table:covered-table-cell table:number-columns-repeated="8"/>
          <table:table-cell table:number-columns-repeated="4"/>
          <table:table-cell table:style-name="ce1" office:value-type="string" table:number-columns-spanned="9" table:number-rows-spanned="1">
            <text:p>Median of 30 runs – TEST PERFORMANCE MEASUR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" office:value-type="string">
            <text:p>Corr[MAX]</text:p>
          </table:table-cell>
          <table:table-cell table:style-name="ce2" office:value-type="string">
            <text:p>LSD[MIN]</text:p>
          </table:table-cell>
          <table:table-cell table:style-name="ce2" office:value-type="string">
            <text:p>MAE[MIN]</text:p>
          </table:table-cell>
          <table:table-cell table:style-name="ce2" office:value-type="string">
            <text:p>MMRE[MIN]</text:p>
          </table:table-cell>
          <table:table-cell table:style-name="ce2" office:value-type="string">
            <text:p>MdAE[MIN]</text:p>
          </table:table-cell>
          <table:table-cell table:style-name="ce2" office:value-type="string">
            <text:p>MdMRE[MIN]</text:p>
          </table:table-cell>
          <table:table-cell table:style-name="ce2" office:value-type="string">
            <text:p>PRED(0.25)[MAX]</text:p>
          </table:table-cell>
          <table:table-cell table:style-name="ce2" office:value-type="string">
            <text:p>RMSE[MIN]</text:p>
          </table:table-cell>
          <table:table-cell table:style-name="ce2" office:value-type="string">
            <text:p>StdDevAE[MIN]</text:p>
          </table:table-cell>
          <table:table-cell table:number-columns-repeated="4"/>
          <table:table-cell table:style-name="ce2" office:value-type="string">
            <text:p>Corr[MAX]</text:p>
          </table:table-cell>
          <table:table-cell table:style-name="ce2" office:value-type="string">
            <text:p>LSD[MIN]</text:p>
          </table:table-cell>
          <table:table-cell table:style-name="ce2" office:value-type="string">
            <text:p>MAE[MIN]</text:p>
          </table:table-cell>
          <table:table-cell table:style-name="ce2" office:value-type="string">
            <text:p>MMRE[MIN]</text:p>
          </table:table-cell>
          <table:table-cell table:style-name="ce2" office:value-type="string">
            <text:p>MdAE[MIN]</text:p>
          </table:table-cell>
          <table:table-cell table:style-name="ce2" office:value-type="string">
            <text:p>MdMRE[MIN]</text:p>
          </table:table-cell>
          <table:table-cell table:style-name="ce2" office:value-type="string">
            <text:p>PRED(0.25)[MAX]</text:p>
          </table:table-cell>
          <table:table-cell table:style-name="ce2" office:value-type="string">
            <text:p>RMSE[MIN]</text:p>
          </table:table-cell>
          <table:table-cell table:style-name="ce2" office:value-type="string">
            <text:p>StdDevAE[MIN]</text:p>
          </table:table-cell>
          <table:table-cell table:number-columns-repeated="4"/>
          <table:table-cell table:style-name="ce2" office:value-type="string">
            <text:p>Corr[MAX]</text:p>
          </table:table-cell>
          <table:table-cell table:style-name="ce2" office:value-type="string">
            <text:p>LSD[MIN]</text:p>
          </table:table-cell>
          <table:table-cell table:style-name="ce2" office:value-type="string">
            <text:p>MAE[MIN]</text:p>
          </table:table-cell>
          <table:table-cell table:style-name="ce2" office:value-type="string">
            <text:p>MMRE[MIN]</text:p>
          </table:table-cell>
          <table:table-cell table:style-name="ce2" office:value-type="string">
            <text:p>MdAE[MIN]</text:p>
          </table:table-cell>
          <table:table-cell table:style-name="ce2" office:value-type="string">
            <text:p>MdMRE[MIN]</text:p>
          </table:table-cell>
          <table:table-cell table:style-name="ce2" office:value-type="string">
            <text:p>PRED(0.25)[MAX]</text:p>
          </table:table-cell>
          <table:table-cell table:style-name="ce2" office:value-type="string">
            <text:p>RMSE[MIN]</text:p>
          </table:table-cell>
          <table:table-cell table:style-name="ce2" office:value-type="string">
            <text:p>StdDevAE[MIN]</text:p>
          </table:table-cell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Coc81</text:p>
          </table:table-cell>
          <table:table-cell office:value-type="float" office:value="0.4790508002">
            <text:p>0.4790508002</text:p>
          </table:table-cell>
          <table:table-cell office:value-type="float" office:value="2.0283805132">
            <text:p>2.0283805132</text:p>
          </table:table-cell>
          <table:table-cell office:value-type="float" office:value="438.6573028564">
            <text:p>438.6573028564</text:p>
          </table:table-cell>
          <table:table-cell office:value-type="float" office:value="2.4648274183">
            <text:p>2.4648274183</text:p>
          </table:table-cell>
          <table:table-cell office:value-type="float" office:value="71.2480506897">
            <text:p>71.2480506897</text:p>
          </table:table-cell>
          <table:table-cell office:value-type="float" office:value="0.753328681">
            <text:p>0.753328681</text:p>
          </table:table-cell>
          <table:table-cell office:value-type="float" office:value="0.1000000015">
            <text:p>0.1000000015</text:p>
          </table:table-cell>
          <table:table-cell office:value-type="float" office:value="790.2542336684">
            <text:p>790.2542336684</text:p>
          </table:table-cell>
          <table:table-cell office:value-type="float" office:value="707.0392456055">
            <text:p>707.0392456055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Coc81</text:p>
          </table:table-cell>
          <table:table-cell office:value-type="float" office:value="0.5633464754">
            <text:p>0.5633464754</text:p>
          </table:table-cell>
          <table:table-cell office:value-type="float" office:value="1.4087890983">
            <text:p>1.4087890983</text:p>
          </table:table-cell>
          <table:table-cell office:value-type="float" office:value="536.0176696777">
            <text:p>536.0176696777</text:p>
          </table:table-cell>
          <table:table-cell office:value-type="float" office:value="2.4516063929">
            <text:p>2.4516063929</text:p>
          </table:table-cell>
          <table:table-cell office:value-type="float" office:value="72.8495559692">
            <text:p>72.8495559692</text:p>
          </table:table-cell>
          <table:table-cell office:value-type="float" office:value="0.6675067544">
            <text:p>0.6675067544</text:p>
          </table:table-cell>
          <table:table-cell office:value-type="float" office:value="0.1981132105">
            <text:p>0.1981132105</text:p>
          </table:table-cell>
          <table:table-cell office:value-type="float" office:value="1664.8511572968">
            <text:p>1664.8511572968</text:p>
          </table:table-cell>
          <table:table-cell office:value-type="float" office:value="1597.7625732422">
            <text:p>1597.7625732422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Coc81</text:p>
          </table:table-cell>
          <table:table-cell office:value-type="float" office:value="0.4790508002">
            <text:p>0.4790508002</text:p>
          </table:table-cell>
          <table:table-cell office:value-type="float" office:value="2.0283805132">
            <text:p>2.0283805132</text:p>
          </table:table-cell>
          <table:table-cell office:value-type="float" office:value="438.6573028564">
            <text:p>438.6573028564</text:p>
          </table:table-cell>
          <table:table-cell office:value-type="float" office:value="2.4648274183">
            <text:p>2.4648274183</text:p>
          </table:table-cell>
          <table:table-cell office:value-type="float" office:value="71.2480506897">
            <text:p>71.2480506897</text:p>
          </table:table-cell>
          <table:table-cell office:value-type="float" office:value="0.753328681">
            <text:p>0.753328681</text:p>
          </table:table-cell>
          <table:table-cell office:value-type="float" office:value="0.1000000015">
            <text:p>0.1000000015</text:p>
          </table:table-cell>
          <table:table-cell office:value-type="float" office:value="790.2542336684">
            <text:p>790.2542336684</text:p>
          </table:table-cell>
          <table:table-cell office:value-type="float" office:value="707.0392456055">
            <text:p>707.0392456055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Coc81</text:p>
          </table:table-cell>
          <table:table-cell office:value-type="float" office:value="0.5660555065">
            <text:p>0.5660555065</text:p>
          </table:table-cell>
          <table:table-cell office:value-type="float" office:value="1.8425781727">
            <text:p>1.8425781727</text:p>
          </table:table-cell>
          <table:table-cell office:value-type="float" office:value="867.7469482422">
            <text:p>867.7469482422</text:p>
          </table:table-cell>
          <table:table-cell office:value-type="float" office:value="3.1264564991">
            <text:p>3.1264564991</text:p>
          </table:table-cell>
          <table:table-cell office:value-type="float" office:value="166.8612747192">
            <text:p>166.8612747192</text:p>
          </table:table-cell>
          <table:table-cell office:value-type="float" office:value="0.9807348251">
            <text:p>0.9807348251</text:p>
          </table:table-cell>
          <table:table-cell office:value-type="float" office:value="0.1000000015">
            <text:p>0.1000000015</text:p>
          </table:table-cell>
          <table:table-cell office:value-type="float" office:value="1891.3317831903">
            <text:p>1891.3317831903</text:p>
          </table:table-cell>
          <table:table-cell office:value-type="float" office:value="1247.6274414063">
            <text:p>1247.6274414063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9805545211">
            <text:p>0.9805545211</text:p>
          </table:table-cell>
          <table:table-cell office:value-type="float" office:value="1.3496454358">
            <text:p>1.3496454358</text:p>
          </table:table-cell>
          <table:table-cell office:value-type="float" office:value="201.2694625855">
            <text:p>201.2694625855</text:p>
          </table:table-cell>
          <table:table-cell office:value-type="float" office:value="2.043730855">
            <text:p>2.043730855</text:p>
          </table:table-cell>
          <table:table-cell office:value-type="float" office:value="66.3502578735">
            <text:p>66.3502578735</text:p>
          </table:table-cell>
          <table:table-cell office:value-type="float" office:value="0.6057187617">
            <text:p>0.6057187617</text:p>
          </table:table-cell>
          <table:table-cell office:value-type="float" office:value="0.2547169849">
            <text:p>0.2547169849</text:p>
          </table:table-cell>
          <table:table-cell office:value-type="float" office:value="390.5526002275">
            <text:p>390.5526002275</text:p>
          </table:table-cell>
          <table:table-cell office:value-type="float" office:value="330.6293640137">
            <text:p>330.6293640137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3714516759">
            <text:p>0.3714516759</text:p>
          </table:table-cell>
          <table:table-cell office:value-type="float" office:value="2.182616353">
            <text:p>2.182616353</text:p>
          </table:table-cell>
          <table:table-cell office:value-type="float" office:value="618.3401184082">
            <text:p>618.3401184082</text:p>
          </table:table-cell>
          <table:table-cell office:value-type="float" office:value="2.5900763273">
            <text:p>2.5900763273</text:p>
          </table:table-cell>
          <table:table-cell office:value-type="float" office:value="77.2180328369">
            <text:p>77.2180328369</text:p>
          </table:table-cell>
          <table:table-cell office:value-type="float" office:value="0.7642529905">
            <text:p>0.7642529905</text:p>
          </table:table-cell>
          <table:table-cell office:value-type="float" office:value="0.1000000015">
            <text:p>0.1000000015</text:p>
          </table:table-cell>
          <table:table-cell office:value-type="float" office:value="1289.6445684557">
            <text:p>1289.6445684557</text:p>
          </table:table-cell>
          <table:table-cell office:value-type="float" office:value="997.8339538574">
            <text:p>997.8339538574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Coc81</text:p>
          </table:table-cell>
          <table:table-cell office:value-type="float" office:value="0.6826636195">
            <text:p>0.6826636195</text:p>
          </table:table-cell>
          <table:table-cell office:value-type="float" office:value="8.579993248">
            <text:p>8.579993248</text:p>
          </table:table-cell>
          <table:table-cell office:value-type="float" office:value="92936572928">
            <text:p>92936572928</text:p>
          </table:table-cell>
          <table:table-cell office:value-type="float" office:value="2172400896">
            <text:p>2172400896</text:p>
          </table:table-cell>
          <table:table-cell office:value-type="float" office:value="92936577024">
            <text:p>92936577024</text:p>
          </table:table-cell>
          <table:table-cell office:value-type="float" office:value="754865312">
            <text:p>754865312</text:p>
          </table:table-cell>
          <table:table-cell office:value-type="float" office:value="0">
            <text:p>0</text:p>
          </table:table-cell>
          <table:table-cell office:value-type="float" office:value="92936576953.2465">
            <text:p>92936576953.2465</text:p>
          </table:table-cell>
          <table:table-cell office:value-type="float" office:value="1295.2689208984">
            <text:p>1295.2689208984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8939865232">
            <text:p>0.8939865232</text:p>
          </table:table-cell>
          <table:table-cell office:value-type="float" office:value="1.5043386221">
            <text:p>1.5043386221</text:p>
          </table:table-cell>
          <table:table-cell office:value-type="float" office:value="239.6812515259">
            <text:p>239.6812515259</text:p>
          </table:table-cell>
          <table:table-cell office:value-type="float" office:value="3.0947694778">
            <text:p>3.0947694778</text:p>
          </table:table-cell>
          <table:table-cell office:value-type="float" office:value="94.4034080505">
            <text:p>94.4034080505</text:p>
          </table:table-cell>
          <table:table-cell office:value-type="float" office:value="0.749334693">
            <text:p>0.749334693</text:p>
          </table:table-cell>
          <table:table-cell office:value-type="float" office:value="0.2452830225">
            <text:p>0.2452830225</text:p>
          </table:table-cell>
          <table:table-cell office:value-type="float" office:value="647.9993422317">
            <text:p>647.9993422317</text:p>
          </table:table-cell>
          <table:table-cell office:value-type="float" office:value="601.7853088379">
            <text:p>601.7853088379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415437996387482">
            <text:p>0.4154379964</text:p>
          </table:table-cell>
          <table:table-cell office:value-type="float" office:value="2.104287981987">
            <text:p>2.104287982</text:p>
          </table:table-cell>
          <table:table-cell office:value-type="float" office:value="538.706436157227">
            <text:p>538.7064361572</text:p>
          </table:table-cell>
          <table:table-cell office:value-type="float" office:value="2.65587723255157">
            <text:p>2.6558772326</text:p>
          </table:table-cell>
          <table:table-cell office:value-type="float" office:value="72.5822563171387">
            <text:p>72.5822563171</text:p>
          </table:table-cell>
          <table:table-cell office:value-type="float" office:value="0.735554069280624">
            <text:p>0.7355540693</text:p>
          </table:table-cell>
          <table:table-cell office:value-type="float" office:value="0.100000001490116">
            <text:p>0.1000000015</text:p>
          </table:table-cell>
          <table:table-cell office:value-type="float" office:value="1047.8527628403">
            <text:p>1047.8527628403</text:p>
          </table:table-cell>
          <table:table-cell office:value-type="float" office:value="851.839447021484">
            <text:p>851.8394470215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Coc81</text:p>
          </table:table-cell>
          <table:table-cell office:value-type="float" office:value="0.5485957563">
            <text:p>0.5485957563</text:p>
          </table:table-cell>
          <table:table-cell office:value-type="float" office:value="1.8759471178">
            <text:p>1.8759471178</text:p>
          </table:table-cell>
          <table:table-cell office:value-type="float" office:value="523.6301574707">
            <text:p>523.6301574707</text:p>
          </table:table-cell>
          <table:table-cell office:value-type="float" office:value="2.3736406565">
            <text:p>2.3736406565</text:p>
          </table:table-cell>
          <table:table-cell office:value-type="float" office:value="107.5438537598">
            <text:p>107.5438537598</text:p>
          </table:table-cell>
          <table:table-cell office:value-type="float" office:value="0.7287497818">
            <text:p>0.7287497818</text:p>
          </table:table-cell>
          <table:table-cell office:value-type="float" office:value="0.1000000015">
            <text:p>0.1000000015</text:p>
          </table:table-cell>
          <table:table-cell office:value-type="float" office:value="782.2001410283">
            <text:p>782.2001410283</text:p>
          </table:table-cell>
          <table:table-cell office:value-type="float" office:value="633.6489257813">
            <text:p>633.6489257813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8812093139">
            <text:p>0.8812093139</text:p>
          </table:table-cell>
          <table:table-cell office:value-type="float" office:value="1.4174055457">
            <text:p>1.4174055457</text:p>
          </table:table-cell>
          <table:table-cell office:value-type="float" office:value="298.8754119873">
            <text:p>298.8754119873</text:p>
          </table:table-cell>
          <table:table-cell office:value-type="float" office:value="2.7472331524">
            <text:p>2.7472331524</text:p>
          </table:table-cell>
          <table:table-cell office:value-type="float" office:value="69.4690246582">
            <text:p>69.4690246582</text:p>
          </table:table-cell>
          <table:table-cell office:value-type="float" office:value="0.581908673">
            <text:p>0.581908673</text:p>
          </table:table-cell>
          <table:table-cell office:value-type="float" office:value="0.2264150977">
            <text:p>0.2264150977</text:p>
          </table:table-cell>
          <table:table-cell office:value-type="float" office:value="888.4400516452">
            <text:p>888.4400516452</text:p>
          </table:table-cell>
          <table:table-cell office:value-type="float" office:value="858.454864502">
            <text:p>858.454864502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3926242143">
            <text:p>0.3926242143</text:p>
          </table:table-cell>
          <table:table-cell office:value-type="float" office:value="2.0788081288">
            <text:p>2.0788081288</text:p>
          </table:table-cell>
          <table:table-cell office:value-type="float" office:value="598.0820617676">
            <text:p>598.0820617676</text:p>
          </table:table-cell>
          <table:table-cell office:value-type="float" office:value="2.5180791616">
            <text:p>2.5180791616</text:p>
          </table:table-cell>
          <table:table-cell office:value-type="float" office:value="65.4961280823">
            <text:p>65.4961280823</text:p>
          </table:table-cell>
          <table:table-cell office:value-type="float" office:value="0.8134179711">
            <text:p>0.8134179711</text:p>
          </table:table-cell>
          <table:table-cell office:value-type="float" office:value="0.1000000015">
            <text:p>0.1000000015</text:p>
          </table:table-cell>
          <table:table-cell office:value-type="float" office:value="1144.5694308109">
            <text:p>1144.5694308109</text:p>
          </table:table-cell>
          <table:table-cell office:value-type="float" office:value="892.4963378906">
            <text:p>892.4963378906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Desh</text:p>
          </table:table-cell>
          <table:table-cell office:value-type="float" office:value="0.7662190497">
            <text:p>0.7662190497</text:p>
          </table:table-cell>
          <table:table-cell office:value-type="float" office:value="0.6390155256">
            <text:p>0.6390155256</text:p>
          </table:table-cell>
          <table:table-cell office:value-type="float" office:value="1650.3059692383">
            <text:p>1650.3059692383</text:p>
          </table:table-cell>
          <table:table-cell office:value-type="float" office:value="0.4400470704">
            <text:p>0.4400470704</text:p>
          </table:table-cell>
          <table:table-cell office:value-type="float" office:value="785.6293945313">
            <text:p>785.6293945313</text:p>
          </table:table-cell>
          <table:table-cell office:value-type="float" office:value="0.24989333">
            <text:p>0.24989333</text:p>
          </table:table-cell>
          <table:table-cell office:value-type="float" office:value="0.450000003">
            <text:p>0.450000003</text:p>
          </table:table-cell>
          <table:table-cell office:value-type="float" office:value="2967.246065987">
            <text:p>2967.246065987</text:p>
          </table:table-cell>
          <table:table-cell office:value-type="float" office:value="2405.2166748047">
            <text:p>2405.2166748047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Desh</text:p>
          </table:table-cell>
          <table:table-cell office:value-type="float" office:value="0.7795554996">
            <text:p>0.7795554996</text:p>
          </table:table-cell>
          <table:table-cell office:value-type="float" office:value="0.4918204248">
            <text:p>0.4918204248</text:p>
          </table:table-cell>
          <table:table-cell office:value-type="float" office:value="1702.2679443359">
            <text:p>1702.2679443359</text:p>
          </table:table-cell>
          <table:table-cell office:value-type="float" office:value="0.3678781539">
            <text:p>0.3678781539</text:p>
          </table:table-cell>
          <table:table-cell office:value-type="float" office:value="773.5308227539">
            <text:p>773.5308227539</text:p>
          </table:table-cell>
          <table:table-cell office:value-type="float" office:value="0.2766528577">
            <text:p>0.2766528577</text:p>
          </table:table-cell>
          <table:table-cell office:value-type="float" office:value="0.453125">
            <text:p>0.453125</text:p>
          </table:table-cell>
          <table:table-cell office:value-type="float" office:value="2941.0701578758">
            <text:p>2941.0701578758</text:p>
          </table:table-cell>
          <table:table-cell office:value-type="float" office:value="2460.2037353516">
            <text:p>2460.2037353516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Desh</text:p>
          </table:table-cell>
          <table:table-cell office:value-type="float" office:value="0.7662190497">
            <text:p>0.7662190497</text:p>
          </table:table-cell>
          <table:table-cell office:value-type="float" office:value="0.6390155256">
            <text:p>0.6390155256</text:p>
          </table:table-cell>
          <table:table-cell office:value-type="float" office:value="1650.3059692383">
            <text:p>1650.3059692383</text:p>
          </table:table-cell>
          <table:table-cell office:value-type="float" office:value="0.4400470704">
            <text:p>0.4400470704</text:p>
          </table:table-cell>
          <table:table-cell office:value-type="float" office:value="785.6293945313">
            <text:p>785.6293945313</text:p>
          </table:table-cell>
          <table:table-cell office:value-type="float" office:value="0.24989333">
            <text:p>0.24989333</text:p>
          </table:table-cell>
          <table:table-cell office:value-type="float" office:value="0.450000003">
            <text:p>0.450000003</text:p>
          </table:table-cell>
          <table:table-cell office:value-type="float" office:value="2967.246065987">
            <text:p>2967.246065987</text:p>
          </table:table-cell>
          <table:table-cell office:value-type="float" office:value="2405.2166748047">
            <text:p>2405.2166748047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Desh</text:p>
          </table:table-cell>
          <table:table-cell office:value-type="float" office:value="0.6566590369">
            <text:p>0.6566590369</text:p>
          </table:table-cell>
          <table:table-cell office:value-type="float" office:value="4.3408582211">
            <text:p>4.3408582211</text:p>
          </table:table-cell>
          <table:table-cell office:value-type="float" office:value="2779.59765625">
            <text:p>2779.59765625</text:p>
          </table:table-cell>
          <table:table-cell office:value-type="float" office:value="0.7626316845">
            <text:p>0.7626316845</text:p>
          </table:table-cell>
          <table:table-cell office:value-type="float" office:value="1345.052734375">
            <text:p>1345.052734375</text:p>
          </table:table-cell>
          <table:table-cell office:value-type="float" office:value="0.4322302788">
            <text:p>0.4322302788</text:p>
          </table:table-cell>
          <table:table-cell office:value-type="float" office:value="0.3000000119">
            <text:p>0.3000000119</text:p>
          </table:table-cell>
          <table:table-cell office:value-type="float" office:value="3900.7411286131">
            <text:p>3900.7411286131</text:p>
          </table:table-cell>
          <table:table-cell office:value-type="float" office:value="2925.2244873047">
            <text:p>2925.2244873047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952082783">
            <text:p>0.952082783</text:p>
          </table:table-cell>
          <table:table-cell office:value-type="float" office:value="1.0128463507">
            <text:p>1.0128463507</text:p>
          </table:table-cell>
          <table:table-cell office:value-type="float" office:value="873.8960266113">
            <text:p>873.8960266113</text:p>
          </table:table-cell>
          <table:table-cell office:value-type="float" office:value="0.2754158825">
            <text:p>0.2754158825</text:p>
          </table:table-cell>
          <table:table-cell office:value-type="float" office:value="580.7866210938">
            <text:p>580.7866210938</text:p>
          </table:table-cell>
          <table:table-cell office:value-type="float" office:value="0.176070191">
            <text:p>0.176070191</text:p>
          </table:table-cell>
          <table:table-cell office:value-type="float" office:value="0.609375">
            <text:p>0.609375</text:p>
          </table:table-cell>
          <table:table-cell office:value-type="float" office:value="1273.2357534455">
            <text:p>1273.2357534455</text:p>
          </table:table-cell>
          <table:table-cell office:value-type="float" office:value="939.2233886719">
            <text:p>939.2233886719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7618911564">
            <text:p>0.7618911564</text:p>
          </table:table-cell>
          <table:table-cell office:value-type="float" office:value="0.6733050942">
            <text:p>0.6733050942</text:p>
          </table:table-cell>
          <table:table-cell office:value-type="float" office:value="1659.7810058594">
            <text:p>1659.7810058594</text:p>
          </table:table-cell>
          <table:table-cell office:value-type="float" office:value="0.4542349875">
            <text:p>0.4542349875</text:p>
          </table:table-cell>
          <table:table-cell office:value-type="float" office:value="834.4675292969">
            <text:p>834.4675292969</text:p>
          </table:table-cell>
          <table:table-cell office:value-type="float" office:value="0.2579694837">
            <text:p>0.2579694837</text:p>
          </table:table-cell>
          <table:table-cell office:value-type="float" office:value="0.400000006">
            <text:p>0.400000006</text:p>
          </table:table-cell>
          <table:table-cell office:value-type="float" office:value="3120.9567073082">
            <text:p>3120.9567073082</text:p>
          </table:table-cell>
          <table:table-cell office:value-type="float" office:value="2456.9029541016">
            <text:p>2456.9029541016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Desh</text:p>
          </table:table-cell>
          <table:table-cell office:value-type="float" office:value="0.7049080729">
            <text:p>0.7049080729</text:p>
          </table:table-cell>
          <table:table-cell office:value-type="float" office:value="1.1697823405">
            <text:p>1.1697823405</text:p>
          </table:table-cell>
          <table:table-cell office:value-type="float" office:value="2481.4909667969">
            <text:p>2481.4909667969</text:p>
          </table:table-cell>
          <table:table-cell office:value-type="float" office:value="0.5953231454">
            <text:p>0.5953231454</text:p>
          </table:table-cell>
          <table:table-cell office:value-type="float" office:value="1155.2575683594">
            <text:p>1155.2575683594</text:p>
          </table:table-cell>
          <table:table-cell office:value-type="float" office:value="0.3704385459">
            <text:p>0.3704385459</text:p>
          </table:table-cell>
          <table:table-cell office:value-type="float" office:value="0.3000000119">
            <text:p>0.3000000119</text:p>
          </table:table-cell>
          <table:table-cell office:value-type="float" office:value="3661.8945408613">
            <text:p>3661.8945408613</text:p>
          </table:table-cell>
          <table:table-cell office:value-type="float" office:value="2340.6850585938">
            <text:p>2340.6850585938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9253731966">
            <text:p>0.9253731966</text:p>
          </table:table-cell>
          <table:table-cell office:value-type="float" office:value="0.4895341396">
            <text:p>0.4895341396</text:p>
          </table:table-cell>
          <table:table-cell office:value-type="float" office:value="1118.6033935547">
            <text:p>1118.6033935547</text:p>
          </table:table-cell>
          <table:table-cell office:value-type="float" office:value="0.3170299828">
            <text:p>0.3170299828</text:p>
          </table:table-cell>
          <table:table-cell office:value-type="float" office:value="768.2730712891">
            <text:p>768.2730712891</text:p>
          </table:table-cell>
          <table:table-cell office:value-type="float" office:value="0.2054671869">
            <text:p>0.2054671869</text:p>
          </table:table-cell>
          <table:table-cell office:value-type="float" office:value="0.5625">
            <text:p>0.5625</text:p>
          </table:table-cell>
          <table:table-cell office:value-type="float" office:value="1610.3698900612">
            <text:p>1610.3698900612</text:p>
          </table:table-cell>
          <table:table-cell office:value-type="float" office:value="1223.1689453125">
            <text:p>1223.1689453125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756173253059387">
            <text:p>0.7561732531</text:p>
          </table:table-cell>
          <table:table-cell office:value-type="float" office:value="0.63202029466629">
            <text:p>0.6320202947</text:p>
          </table:table-cell>
          <table:table-cell office:value-type="float" office:value="1608.57092285156">
            <text:p>1608.5709228516</text:p>
          </table:table-cell>
          <table:table-cell office:value-type="float" office:value="0.440095186233521">
            <text:p>0.4400951862</text:p>
          </table:table-cell>
          <table:table-cell office:value-type="float" office:value="738.618408203125">
            <text:p>738.6184082031</text:p>
          </table:table-cell>
          <table:table-cell office:value-type="float" office:value="0.253756292164326">
            <text:p>0.2537562922</text:p>
          </table:table-cell>
          <table:table-cell office:value-type="float" office:value="0.450000002980232">
            <text:p>0.450000003</text:p>
          </table:table-cell>
          <table:table-cell office:value-type="float" office:value="3025.72462019655">
            <text:p>3025.7246201966</text:p>
          </table:table-cell>
          <table:table-cell office:value-type="float" office:value="2433.689453125">
            <text:p>2433.689453125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Desh</text:p>
          </table:table-cell>
          <table:table-cell office:value-type="float" office:value="0.6996970177">
            <text:p>0.6996970177</text:p>
          </table:table-cell>
          <table:table-cell office:value-type="float" office:value="0.7197208703">
            <text:p>0.7197208703</text:p>
          </table:table-cell>
          <table:table-cell office:value-type="float" office:value="2290.4135742188">
            <text:p>2290.4135742188</text:p>
          </table:table-cell>
          <table:table-cell office:value-type="float" office:value="0.5390132666">
            <text:p>0.5390132666</text:p>
          </table:table-cell>
          <table:table-cell office:value-type="float" office:value="1029.4096679688">
            <text:p>1029.4096679688</text:p>
          </table:table-cell>
          <table:table-cell office:value-type="float" office:value="0.281463325">
            <text:p>0.281463325</text:p>
          </table:table-cell>
          <table:table-cell office:value-type="float" office:value="0.400000006">
            <text:p>0.400000006</text:p>
          </table:table-cell>
          <table:table-cell office:value-type="float" office:value="3408.8457098757">
            <text:p>3408.8457098757</text:p>
          </table:table-cell>
          <table:table-cell office:value-type="float" office:value="2303.9580078125">
            <text:p>2303.9580078125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8791081309">
            <text:p>0.8791081309</text:p>
          </table:table-cell>
          <table:table-cell office:value-type="float" office:value="0.4960841686">
            <text:p>0.4960841686</text:p>
          </table:table-cell>
          <table:table-cell office:value-type="float" office:value="1295.0673217774">
            <text:p>1295.0673217774</text:p>
          </table:table-cell>
          <table:table-cell office:value-type="float" office:value="0.3391315639">
            <text:p>0.3391315639</text:p>
          </table:table-cell>
          <table:table-cell office:value-type="float" office:value="747.6617736816">
            <text:p>747.6617736816</text:p>
          </table:table-cell>
          <table:table-cell office:value-type="float" office:value="0.2332930937">
            <text:p>0.2332930937</text:p>
          </table:table-cell>
          <table:table-cell office:value-type="float" office:value="0.515625">
            <text:p>0.515625</text:p>
          </table:table-cell>
          <table:table-cell office:value-type="float" office:value="2037.8918556585">
            <text:p>2037.8918556585</text:p>
          </table:table-cell>
          <table:table-cell office:value-type="float" office:value="1542.9873046875">
            <text:p>1542.9873046875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7559148073">
            <text:p>0.7559148073</text:p>
          </table:table-cell>
          <table:table-cell office:value-type="float" office:value="0.6319750547">
            <text:p>0.6319750547</text:p>
          </table:table-cell>
          <table:table-cell office:value-type="float" office:value="1639.2108154297">
            <text:p>1639.2108154297</text:p>
          </table:table-cell>
          <table:table-cell office:value-type="float" office:value="0.4477263689">
            <text:p>0.4477263689</text:p>
          </table:table-cell>
          <table:table-cell office:value-type="float" office:value="720.6939086914">
            <text:p>720.6939086914</text:p>
          </table:table-cell>
          <table:table-cell office:value-type="float" office:value="0.265611425">
            <text:p>0.265611425</text:p>
          </table:table-cell>
          <table:table-cell office:value-type="float" office:value="0.400000006">
            <text:p>0.400000006</text:p>
          </table:table-cell>
          <table:table-cell office:value-type="float" office:value="2983.5997224111">
            <text:p>2983.5997224111</text:p>
          </table:table-cell>
          <table:table-cell office:value-type="float" office:value="2393.2430419922">
            <text:p>2393.2430419922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Nasa</text:p>
          </table:table-cell>
          <table:table-cell office:value-type="float" office:value="0.8601662219">
            <text:p>0.8601662219</text:p>
          </table:table-cell>
          <table:table-cell office:value-type="float" office:value="1.0780821443">
            <text:p>1.0780821443</text:p>
          </table:table-cell>
          <table:table-cell office:value-type="float" office:value="221.7466125488">
            <text:p>221.7466125488</text:p>
          </table:table-cell>
          <table:table-cell office:value-type="float" office:value="0.8142601848">
            <text:p>0.8142601848</text:p>
          </table:table-cell>
          <table:table-cell office:value-type="float" office:value="57.7675018311">
            <text:p>57.7675018311</text:p>
          </table:table-cell>
          <table:table-cell office:value-type="float" office:value="0.3524593413">
            <text:p>0.3524593413</text:p>
          </table:table-cell>
          <table:table-cell office:value-type="float" office:value="0.3000000119">
            <text:p>0.3000000119</text:p>
          </table:table-cell>
          <table:table-cell office:value-type="float" office:value="417.871095491">
            <text:p>417.871095491</text:p>
          </table:table-cell>
          <table:table-cell office:value-type="float" office:value="355.1191864014">
            <text:p>355.1191864014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Nasa</text:p>
          </table:table-cell>
          <table:table-cell office:value-type="float" office:value="0.9309609234">
            <text:p>0.9309609234</text:p>
          </table:table-cell>
          <table:table-cell office:value-type="float" office:value="0.7834790349">
            <text:p>0.7834790349</text:p>
          </table:table-cell>
          <table:table-cell office:value-type="float" office:value="118.6342887878">
            <text:p>118.6342887878</text:p>
          </table:table-cell>
          <table:table-cell office:value-type="float" office:value="0.4621434808">
            <text:p>0.4621434808</text:p>
          </table:table-cell>
          <table:table-cell office:value-type="float" office:value="38.1353225708">
            <text:p>38.1353225708</text:p>
          </table:table-cell>
          <table:table-cell office:value-type="float" office:value="0.2595684379">
            <text:p>0.2595684379</text:p>
          </table:table-cell>
          <table:table-cell office:value-type="float" office:value="0.4583333433">
            <text:p>0.4583333433</text:p>
          </table:table-cell>
          <table:table-cell office:value-type="float" office:value="227.8912301209">
            <text:p>227.8912301209</text:p>
          </table:table-cell>
          <table:table-cell office:value-type="float" office:value="194.0796508789">
            <text:p>194.0796508789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Nasa</text:p>
          </table:table-cell>
          <table:table-cell office:value-type="float" office:value="0.8601662219">
            <text:p>0.8601662219</text:p>
          </table:table-cell>
          <table:table-cell office:value-type="float" office:value="1.0780821443">
            <text:p>1.0780821443</text:p>
          </table:table-cell>
          <table:table-cell office:value-type="float" office:value="221.7466125488">
            <text:p>221.7466125488</text:p>
          </table:table-cell>
          <table:table-cell office:value-type="float" office:value="0.8142601848">
            <text:p>0.8142601848</text:p>
          </table:table-cell>
          <table:table-cell office:value-type="float" office:value="57.7675018311">
            <text:p>57.7675018311</text:p>
          </table:table-cell>
          <table:table-cell office:value-type="float" office:value="0.3524593413">
            <text:p>0.3524593413</text:p>
          </table:table-cell>
          <table:table-cell office:value-type="float" office:value="0.3000000119">
            <text:p>0.3000000119</text:p>
          </table:table-cell>
          <table:table-cell office:value-type="float" office:value="417.871095491">
            <text:p>417.871095491</text:p>
          </table:table-cell>
          <table:table-cell office:value-type="float" office:value="355.1191864014">
            <text:p>355.1191864014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Nasa</text:p>
          </table:table-cell>
          <table:table-cell office:value-type="float" office:value="0.878252387">
            <text:p>0.878252387</text:p>
          </table:table-cell>
          <table:table-cell office:value-type="float" office:value="2.6799811125">
            <text:p>2.6799811125</text:p>
          </table:table-cell>
          <table:table-cell office:value-type="float" office:value="227.7605667114">
            <text:p>227.7605667114</text:p>
          </table:table-cell>
          <table:table-cell office:value-type="float" office:value="1.460767746">
            <text:p>1.460767746</text:p>
          </table:table-cell>
          <table:table-cell office:value-type="float" office:value="56.4716625214">
            <text:p>56.4716625214</text:p>
          </table:table-cell>
          <table:table-cell office:value-type="float" office:value="0.4314374924">
            <text:p>0.4314374924</text:p>
          </table:table-cell>
          <table:table-cell office:value-type="float" office:value="0.3000000119">
            <text:p>0.3000000119</text:p>
          </table:table-cell>
          <table:table-cell office:value-type="float" office:value="379.8746178559">
            <text:p>379.8746178559</text:p>
          </table:table-cell>
          <table:table-cell office:value-type="float" office:value="305.5533752441">
            <text:p>305.5533752441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9982811809">
            <text:p>0.9982811809</text:p>
          </table:table-cell>
          <table:table-cell office:value-type="float" office:value="0.7576410174">
            <text:p>0.7576410174</text:p>
          </table:table-cell>
          <table:table-cell office:value-type="float" office:value="26.0195713043">
            <text:p>26.0195713043</text:p>
          </table:table-cell>
          <table:table-cell office:value-type="float" office:value="0.2692118734">
            <text:p>0.2692118734</text:p>
          </table:table-cell>
          <table:table-cell office:value-type="float" office:value="15.2890548706">
            <text:p>15.2890548706</text:p>
          </table:table-cell>
          <table:table-cell office:value-type="float" office:value="0.0982390717">
            <text:p>0.0982390717</text:p>
          </table:table-cell>
          <table:table-cell office:value-type="float" office:value="0.71875">
            <text:p>0.71875</text:p>
          </table:table-cell>
          <table:table-cell office:value-type="float" office:value="36.3351704225">
            <text:p>36.3351704225</text:p>
          </table:table-cell>
          <table:table-cell office:value-type="float" office:value="26.6342411041">
            <text:p>26.6342411041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8806147277">
            <text:p>0.8806147277</text:p>
          </table:table-cell>
          <table:table-cell office:value-type="float" office:value="1.0293011069">
            <text:p>1.0293011069</text:p>
          </table:table-cell>
          <table:table-cell office:value-type="float" office:value="223.0911102295">
            <text:p>223.0911102295</text:p>
          </table:table-cell>
          <table:table-cell office:value-type="float" office:value="0.9143512547">
            <text:p>0.9143512547</text:p>
          </table:table-cell>
          <table:table-cell office:value-type="float" office:value="72.2024230957">
            <text:p>72.2024230957</text:p>
          </table:table-cell>
          <table:table-cell office:value-type="float" office:value="0.3938933611">
            <text:p>0.3938933611</text:p>
          </table:table-cell>
          <table:table-cell office:value-type="float" office:value="0.3000000119">
            <text:p>0.3000000119</text:p>
          </table:table-cell>
          <table:table-cell office:value-type="float" office:value="386.5754661959">
            <text:p>386.5754661959</text:p>
          </table:table-cell>
          <table:table-cell office:value-type="float" office:value="320.2826843262">
            <text:p>320.2826843262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Nasa</text:p>
          </table:table-cell>
          <table:table-cell office:value-type="float" office:value="0.8442549109">
            <text:p>0.8442549109</text:p>
          </table:table-cell>
          <table:table-cell office:value-type="float" office:value="2.684153676">
            <text:p>2.684153676</text:p>
          </table:table-cell>
          <table:table-cell office:value-type="float" office:value="273.2325592041">
            <text:p>273.2325592041</text:p>
          </table:table-cell>
          <table:table-cell office:value-type="float" office:value="1.4893120527">
            <text:p>1.4893120527</text:p>
          </table:table-cell>
          <table:table-cell office:value-type="float" office:value="63.5820465088">
            <text:p>63.5820465088</text:p>
          </table:table-cell>
          <table:table-cell office:value-type="float" office:value="0.5640057921">
            <text:p>0.5640057921</text:p>
          </table:table-cell>
          <table:table-cell office:value-type="float" office:value="0.3000000119">
            <text:p>0.3000000119</text:p>
          </table:table-cell>
          <table:table-cell office:value-type="float" office:value="456.8460977323">
            <text:p>456.8460977323</text:p>
          </table:table-cell>
          <table:table-cell office:value-type="float" office:value="350.1882171631">
            <text:p>350.1882171631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9967136085">
            <text:p>0.9967136085</text:p>
          </table:table-cell>
          <table:table-cell office:value-type="float" office:value="0.973502934">
            <text:p>0.973502934</text:p>
          </table:table-cell>
          <table:table-cell office:value-type="float" office:value="33.9272708893">
            <text:p>33.9272708893</text:p>
          </table:table-cell>
          <table:table-cell office:value-type="float" office:value="0.3308901787">
            <text:p>0.3308901787</text:p>
          </table:table-cell>
          <table:table-cell office:value-type="float" office:value="20.7750396729">
            <text:p>20.7750396729</text:p>
          </table:table-cell>
          <table:table-cell office:value-type="float" office:value="0.1263965853">
            <text:p>0.1263965853</text:p>
          </table:table-cell>
          <table:table-cell office:value-type="float" office:value="0.6666666865">
            <text:p>0.6666666865</text:p>
          </table:table-cell>
          <table:table-cell office:value-type="float" office:value="49.2213210684">
            <text:p>49.2213210684</text:p>
          </table:table-cell>
          <table:table-cell office:value-type="float" office:value="36.3506813049">
            <text:p>36.3506813049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869401484727859">
            <text:p>0.8694014847</text:p>
          </table:table-cell>
          <table:table-cell office:value-type="float" office:value="1.04910033941269">
            <text:p>1.0491003394</text:p>
          </table:table-cell>
          <table:table-cell office:value-type="float" office:value="221.750579833984">
            <text:p>221.750579834</text:p>
          </table:table-cell>
          <table:table-cell office:value-type="float" office:value="0.875638872385025">
            <text:p>0.8756388724</text:p>
          </table:table-cell>
          <table:table-cell office:value-type="float" office:value="57.1302337646484">
            <text:p>57.1302337646</text:p>
          </table:table-cell>
          <table:table-cell office:value-type="float" office:value="0.363859698176384">
            <text:p>0.3638596982</text:p>
          </table:table-cell>
          <table:table-cell office:value-type="float" office:value="0.300000011920929">
            <text:p>0.3000000119</text:p>
          </table:table-cell>
          <table:table-cell office:value-type="float" office:value="384.646064121142">
            <text:p>384.6460641211</text:p>
          </table:table-cell>
          <table:table-cell office:value-type="float" office:value="332.090377807617">
            <text:p>332.0903778076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Nasa</text:p>
          </table:table-cell>
          <table:table-cell office:value-type="float" office:value="0.7823506296">
            <text:p>0.7823506296</text:p>
          </table:table-cell>
          <table:table-cell office:value-type="float" office:value="2.2045133114">
            <text:p>2.2045133114</text:p>
          </table:table-cell>
          <table:table-cell office:value-type="float" office:value="263.6504364014">
            <text:p>263.6504364014</text:p>
          </table:table-cell>
          <table:table-cell office:value-type="float" office:value="1.3892668486">
            <text:p>1.3892668486</text:p>
          </table:table-cell>
          <table:table-cell office:value-type="float" office:value="51.221572876">
            <text:p>51.221572876</text:p>
          </table:table-cell>
          <table:table-cell office:value-type="float" office:value="0.4825651646">
            <text:p>0.4825651646</text:p>
          </table:table-cell>
          <table:table-cell office:value-type="float" office:value="0.400000006">
            <text:p>0.400000006</text:p>
          </table:table-cell>
          <table:table-cell office:value-type="float" office:value="466.5465403866">
            <text:p>466.5465403866</text:p>
          </table:table-cell>
          <table:table-cell office:value-type="float" office:value="390.9441223145">
            <text:p>390.9441223145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9941334724">
            <text:p>0.9941334724</text:p>
          </table:table-cell>
          <table:table-cell office:value-type="float" office:value="1.0571942329">
            <text:p>1.0571942329</text:p>
          </table:table-cell>
          <table:table-cell office:value-type="float" office:value="42.3030662537">
            <text:p>42.3030662537</text:p>
          </table:table-cell>
          <table:table-cell office:value-type="float" office:value="0.3557206094">
            <text:p>0.3557206094</text:p>
          </table:table-cell>
          <table:table-cell office:value-type="float" office:value="21.9203033447">
            <text:p>21.9203033447</text:p>
          </table:table-cell>
          <table:table-cell office:value-type="float" office:value="0.1242844015">
            <text:p>0.1242844015</text:p>
          </table:table-cell>
          <table:table-cell office:value-type="float" office:value="0.6458333135">
            <text:p>0.6458333135</text:p>
          </table:table-cell>
          <table:table-cell office:value-type="float" office:value="72.6872339392">
            <text:p>72.6872339392</text:p>
          </table:table-cell>
          <table:table-cell office:value-type="float" office:value="56.408000946">
            <text:p>56.408000946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8929457963">
            <text:p>0.8929457963</text:p>
          </table:table-cell>
          <table:table-cell office:value-type="float" office:value="1.0175032914">
            <text:p>1.0175032914</text:p>
          </table:table-cell>
          <table:table-cell office:value-type="float" office:value="231.9094848633">
            <text:p>231.9094848633</text:p>
          </table:table-cell>
          <table:table-cell office:value-type="float" office:value="0.8491348624">
            <text:p>0.8491348624</text:p>
          </table:table-cell>
          <table:table-cell office:value-type="float" office:value="53.2099685669">
            <text:p>53.2099685669</text:p>
          </table:table-cell>
          <table:table-cell office:value-type="float" office:value="0.3609035164">
            <text:p>0.3609035164</text:p>
          </table:table-cell>
          <table:table-cell office:value-type="float" office:value="0.400000006">
            <text:p>0.400000006</text:p>
          </table:table-cell>
          <table:table-cell office:value-type="float" office:value="380.7018215529">
            <text:p>380.7018215529</text:p>
          </table:table-cell>
          <table:table-cell office:value-type="float" office:value="330.9908752441">
            <text:p>330.9908752441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Nasa93</text:p>
          </table:table-cell>
          <table:table-cell office:value-type="float" office:value="0.6653875709">
            <text:p>0.6653875709</text:p>
          </table:table-cell>
          <table:table-cell office:value-type="float" office:value="1.1513430476">
            <text:p>1.1513430476</text:p>
          </table:table-cell>
          <table:table-cell office:value-type="float" office:value="397.7449798584">
            <text:p>397.7449798584</text:p>
          </table:table-cell>
          <table:table-cell office:value-type="float" office:value="1.5289103389">
            <text:p>1.5289103389</text:p>
          </table:table-cell>
          <table:table-cell office:value-type="float" office:value="166.2203216553">
            <text:p>166.2203216553</text:p>
          </table:table-cell>
          <table:table-cell office:value-type="float" office:value="0.6843430102">
            <text:p>0.6843430102</text:p>
          </table:table-cell>
          <table:table-cell office:value-type="float" office:value="0.1818181872">
            <text:p>0.1818181872</text:p>
          </table:table-cell>
          <table:table-cell office:value-type="float" office:value="592.8362808575">
            <text:p>592.8362808575</text:p>
          </table:table-cell>
          <table:table-cell office:value-type="float" office:value="475.014465332">
            <text:p>475.014465332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Nasa93</text:p>
          </table:table-cell>
          <table:table-cell office:value-type="float" office:value="0.7935677767">
            <text:p>0.7935677767</text:p>
          </table:table-cell>
          <table:table-cell office:value-type="float" office:value="1.1034760475">
            <text:p>1.1034760475</text:p>
          </table:table-cell>
          <table:table-cell office:value-type="float" office:value="319.3851318359">
            <text:p>319.3851318359</text:p>
          </table:table-cell>
          <table:table-cell office:value-type="float" office:value="1.5789180994">
            <text:p>1.5789180994</text:p>
          </table:table-cell>
          <table:table-cell office:value-type="float" office:value="139.0016021729">
            <text:p>139.0016021729</text:p>
          </table:table-cell>
          <table:table-cell office:value-type="float" office:value="0.6027115881">
            <text:p>0.6027115881</text:p>
          </table:table-cell>
          <table:table-cell office:value-type="float" office:value="0.2088607624">
            <text:p>0.2088607624</text:p>
          </table:table-cell>
          <table:table-cell office:value-type="float" office:value="753.7408041081">
            <text:p>753.7408041081</text:p>
          </table:table-cell>
          <table:table-cell office:value-type="float" office:value="677.1469421387">
            <text:p>677.1469421387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Nasa93</text:p>
          </table:table-cell>
          <table:table-cell office:value-type="float" office:value="0.6653875709">
            <text:p>0.6653875709</text:p>
          </table:table-cell>
          <table:table-cell office:value-type="float" office:value="1.1513430476">
            <text:p>1.1513430476</text:p>
          </table:table-cell>
          <table:table-cell office:value-type="float" office:value="397.7449798584">
            <text:p>397.7449798584</text:p>
          </table:table-cell>
          <table:table-cell office:value-type="float" office:value="1.5289103389">
            <text:p>1.5289103389</text:p>
          </table:table-cell>
          <table:table-cell office:value-type="float" office:value="166.2203216553">
            <text:p>166.2203216553</text:p>
          </table:table-cell>
          <table:table-cell office:value-type="float" office:value="0.6843430102">
            <text:p>0.6843430102</text:p>
          </table:table-cell>
          <table:table-cell office:value-type="float" office:value="0.1818181872">
            <text:p>0.1818181872</text:p>
          </table:table-cell>
          <table:table-cell office:value-type="float" office:value="592.8362808575">
            <text:p>592.8362808575</text:p>
          </table:table-cell>
          <table:table-cell office:value-type="float" office:value="475.014465332">
            <text:p>475.014465332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Nasa93</text:p>
          </table:table-cell>
          <table:table-cell office:value-type="float" office:value="0.6423302293">
            <text:p>0.6423302293</text:p>
          </table:table-cell>
          <table:table-cell office:value-type="float" office:value="1.2602137923">
            <text:p>1.2602137923</text:p>
          </table:table-cell>
          <table:table-cell office:value-type="float" office:value="340.705947876">
            <text:p>340.705947876</text:p>
          </table:table-cell>
          <table:table-cell office:value-type="float" office:value="1.6451416016">
            <text:p>1.6451416016</text:p>
          </table:table-cell>
          <table:table-cell office:value-type="float" office:value="192.113571167">
            <text:p>192.113571167</text:p>
          </table:table-cell>
          <table:table-cell office:value-type="float" office:value="0.7142654955">
            <text:p>0.7142654955</text:p>
          </table:table-cell>
          <table:table-cell office:value-type="float" office:value="0.1818181872">
            <text:p>0.1818181872</text:p>
          </table:table-cell>
          <table:table-cell office:value-type="float" office:value="431.5195503145">
            <text:p>431.5195503145</text:p>
          </table:table-cell>
          <table:table-cell office:value-type="float" office:value="304.5933837891">
            <text:p>304.5933837891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9480204284">
            <text:p>0.9480204284</text:p>
          </table:table-cell>
          <table:table-cell office:value-type="float" office:value="1.2785568833">
            <text:p>1.2785568833</text:p>
          </table:table-cell>
          <table:table-cell office:value-type="float" office:value="255.2293930054">
            <text:p>255.2293930054</text:p>
          </table:table-cell>
          <table:table-cell office:value-type="float" office:value="2.2751213312">
            <text:p>2.2751213312</text:p>
          </table:table-cell>
          <table:table-cell office:value-type="float" office:value="174.6558227539">
            <text:p>174.6558227539</text:p>
          </table:table-cell>
          <table:table-cell office:value-type="float" office:value="0.6527774036">
            <text:p>0.6527774036</text:p>
          </table:table-cell>
          <table:table-cell office:value-type="float" office:value="0.2088607624">
            <text:p>0.2088607624</text:p>
          </table:table-cell>
          <table:table-cell office:value-type="float" office:value="373.5384052739">
            <text:p>373.5384052739</text:p>
          </table:table-cell>
          <table:table-cell office:value-type="float" office:value="282.2422790527">
            <text:p>282.2422790527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597101897">
            <text:p>0.597101897</text:p>
          </table:table-cell>
          <table:table-cell office:value-type="float" office:value="1.2086694837">
            <text:p>1.2086694837</text:p>
          </table:table-cell>
          <table:table-cell office:value-type="float" office:value="357.9401855469">
            <text:p>357.9401855469</text:p>
          </table:table-cell>
          <table:table-cell office:value-type="float" office:value="1.4192328453">
            <text:p>1.4192328453</text:p>
          </table:table-cell>
          <table:table-cell office:value-type="float" office:value="180.2840652466">
            <text:p>180.2840652466</text:p>
          </table:table-cell>
          <table:table-cell office:value-type="float" office:value="0.7403062582">
            <text:p>0.7403062582</text:p>
          </table:table-cell>
          <table:table-cell office:value-type="float" office:value="0.1818181872">
            <text:p>0.1818181872</text:p>
          </table:table-cell>
          <table:table-cell office:value-type="float" office:value="523.0419511349">
            <text:p>523.0419511349</text:p>
          </table:table-cell>
          <table:table-cell office:value-type="float" office:value="398.0962219238">
            <text:p>398.0962219238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Nasa93</text:p>
          </table:table-cell>
          <table:table-cell office:value-type="float" office:value="0.5283077061">
            <text:p>0.5283077061</text:p>
          </table:table-cell>
          <table:table-cell office:value-type="float" office:value="1.2854874134">
            <text:p>1.2854874134</text:p>
          </table:table-cell>
          <table:table-cell office:value-type="float" office:value="490.8267211914">
            <text:p>490.8267211914</text:p>
          </table:table-cell>
          <table:table-cell office:value-type="float" office:value="3.0634868145">
            <text:p>3.0634868145</text:p>
          </table:table-cell>
          <table:table-cell office:value-type="float" office:value="270.5336303711">
            <text:p>270.5336303711</text:p>
          </table:table-cell>
          <table:table-cell office:value-type="float" office:value="0.7550508082">
            <text:p>0.7550508082</text:p>
          </table:table-cell>
          <table:table-cell office:value-type="float" office:value="0.1818181872">
            <text:p>0.1818181872</text:p>
          </table:table-cell>
          <table:table-cell office:value-type="float" office:value="714.0580137296">
            <text:p>714.0580137296</text:p>
          </table:table-cell>
          <table:table-cell office:value-type="float" office:value="561.8309020996">
            <text:p>561.8309020996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9429927766">
            <text:p>0.9429927766</text:p>
          </table:table-cell>
          <table:table-cell office:value-type="float" office:value="1.2346048951">
            <text:p>1.2346048951</text:p>
          </table:table-cell>
          <table:table-cell office:value-type="float" office:value="250.915397644">
            <text:p>250.915397644</text:p>
          </table:table-cell>
          <table:table-cell office:value-type="float" office:value="2.7210206985">
            <text:p>2.7210206985</text:p>
          </table:table-cell>
          <table:table-cell office:value-type="float" office:value="182.0629882813">
            <text:p>182.0629882813</text:p>
          </table:table-cell>
          <table:table-cell office:value-type="float" office:value="0.6514229774">
            <text:p>0.6514229774</text:p>
          </table:table-cell>
          <table:table-cell office:value-type="float" office:value="0.2405063361">
            <text:p>0.2405063361</text:p>
          </table:table-cell>
          <table:table-cell office:value-type="float" office:value="377.1282605499">
            <text:p>377.1282605499</text:p>
          </table:table-cell>
          <table:table-cell office:value-type="float" office:value="270.8705444336">
            <text:p>270.8705444336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62143012881279">
            <text:p>0.6214301288</text:p>
          </table:table-cell>
          <table:table-cell office:value-type="float" office:value="1.12347972393036">
            <text:p>1.1234797239</text:p>
          </table:table-cell>
          <table:table-cell office:value-type="float" office:value="348.808151245117">
            <text:p>348.8081512451</text:p>
          </table:table-cell>
          <table:table-cell office:value-type="float" office:value="1.38950395584106">
            <text:p>1.3895039558</text:p>
          </table:table-cell>
          <table:table-cell office:value-type="float" office:value="167.568092346191">
            <text:p>167.5680923462</text:p>
          </table:table-cell>
          <table:table-cell office:value-type="float" office:value="0.711877346038818">
            <text:p>0.711877346</text:p>
          </table:table-cell>
          <table:table-cell office:value-type="float" office:value="0.181818187236786">
            <text:p>0.1818181872</text:p>
          </table:table-cell>
          <table:table-cell office:value-type="float" office:value="620.853113181628">
            <text:p>620.8531131816</text:p>
          </table:table-cell>
          <table:table-cell office:value-type="float" office:value="475.844375610352">
            <text:p>475.8443756104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Nasa93</text:p>
          </table:table-cell>
          <table:table-cell office:value-type="float" office:value="0.6391841173">
            <text:p>0.6391841173</text:p>
          </table:table-cell>
          <table:table-cell office:value-type="float" office:value="1.3264266253">
            <text:p>1.3264266253</text:p>
          </table:table-cell>
          <table:table-cell office:value-type="float" office:value="338.9496765137">
            <text:p>338.9496765137</text:p>
          </table:table-cell>
          <table:table-cell office:value-type="float" office:value="1.4565947056">
            <text:p>1.4565947056</text:p>
          </table:table-cell>
          <table:table-cell office:value-type="float" office:value="161.5319290161">
            <text:p>161.5319290161</text:p>
          </table:table-cell>
          <table:table-cell office:value-type="float" office:value="0.763043344">
            <text:p>0.763043344</text:p>
          </table:table-cell>
          <table:table-cell office:value-type="float" office:value="0.1363636404">
            <text:p>0.1363636404</text:p>
          </table:table-cell>
          <table:table-cell office:value-type="float" office:value="495.0612967338">
            <text:p>495.0612967338</text:p>
          </table:table-cell>
          <table:table-cell office:value-type="float" office:value="381.2142028809">
            <text:p>381.2142028809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90272367">
            <text:p>0.90272367</text:p>
          </table:table-cell>
          <table:table-cell office:value-type="float" office:value="1.1432563663">
            <text:p>1.1432563663</text:p>
          </table:table-cell>
          <table:table-cell office:value-type="float" office:value="255.4331588745">
            <text:p>255.4331588745</text:p>
          </table:table-cell>
          <table:table-cell office:value-type="float" office:value="1.4994001389">
            <text:p>1.4994001389</text:p>
          </table:table-cell>
          <table:table-cell office:value-type="float" office:value="119.3740882874">
            <text:p>119.3740882874</text:p>
          </table:table-cell>
          <table:table-cell office:value-type="float" office:value="0.545596242">
            <text:p>0.545596242</text:p>
          </table:table-cell>
          <table:table-cell office:value-type="float" office:value="0.2468354478">
            <text:p>0.2468354478</text:p>
          </table:table-cell>
          <table:table-cell office:value-type="float" office:value="516.9080950619">
            <text:p>516.9080950619</text:p>
          </table:table-cell>
          <table:table-cell office:value-type="float" office:value="446.3878479004">
            <text:p>446.3878479004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5853601992">
            <text:p>0.5853601992</text:p>
          </table:table-cell>
          <table:table-cell office:value-type="float" office:value="1.2429583073">
            <text:p>1.2429583073</text:p>
          </table:table-cell>
          <table:table-cell office:value-type="float" office:value="380.5451507568">
            <text:p>380.5451507568</text:p>
          </table:table-cell>
          <table:table-cell office:value-type="float" office:value="1.3610309362">
            <text:p>1.3610309362</text:p>
          </table:table-cell>
          <table:table-cell office:value-type="float" office:value="145.9355392456">
            <text:p>145.9355392456</text:p>
          </table:table-cell>
          <table:table-cell office:value-type="float" office:value="0.6915576756">
            <text:p>0.6915576756</text:p>
          </table:table-cell>
          <table:table-cell office:value-type="float" office:value="0.1363636404">
            <text:p>0.1363636404</text:p>
          </table:table-cell>
          <table:table-cell office:value-type="float" office:value="610.5403831539">
            <text:p>610.5403831539</text:p>
          </table:table-cell>
          <table:table-cell office:value-type="float" office:value="491.9692840576">
            <text:p>491.9692840576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Sdr</text:p>
          </table:table-cell>
          <table:table-cell office:value-type="float" office:value="-0.0018353732">
            <text:p>-0.0018353732</text:p>
          </table:table-cell>
          <table:table-cell office:value-type="float" office:value="2.1288151741">
            <text:p>2.1288151741</text:p>
          </table:table-cell>
          <table:table-cell office:value-type="float" office:value="11.4882521629">
            <text:p>11.4882521629</text:p>
          </table:table-cell>
          <table:table-cell office:value-type="float" office:value="4.0790596008">
            <text:p>4.0790596008</text:p>
          </table:table-cell>
          <table:table-cell office:value-type="float" office:value="6.573369503">
            <text:p>6.573369503</text:p>
          </table:table-cell>
          <table:table-cell office:value-type="float" office:value="1.130194366">
            <text:p>1.130194366</text:p>
          </table:table-cell>
          <table:table-cell office:value-type="float" office:value="0">
            <text:p>0</text:p>
          </table:table-cell>
          <table:table-cell office:value-type="float" office:value="13.236843684">
            <text:p>13.236843684</text:p>
          </table:table-cell>
          <table:table-cell office:value-type="float" office:value="8.2047886848">
            <text:p>8.2047886848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Sdr</text:p>
          </table:table-cell>
          <table:table-cell office:value-type="float" office:value="0.7113376856">
            <text:p>0.7113376856</text:p>
          </table:table-cell>
          <table:table-cell office:value-type="float" office:value="0.849552542">
            <text:p>0.849552542</text:p>
          </table:table-cell>
          <table:table-cell office:value-type="float" office:value="5.186062336">
            <text:p>5.186062336</text:p>
          </table:table-cell>
          <table:table-cell office:value-type="float" office:value="1.1234592795">
            <text:p>1.1234592795</text:p>
          </table:table-cell>
          <table:table-cell office:value-type="float" office:value="2.0362876654">
            <text:p>2.0362876654</text:p>
          </table:table-cell>
          <table:table-cell office:value-type="float" office:value="0.4849885702">
            <text:p>0.4849885702</text:p>
          </table:table-cell>
          <table:table-cell office:value-type="float" office:value="0.3333333433">
            <text:p>0.3333333433</text:p>
          </table:table-cell>
          <table:table-cell office:value-type="float" office:value="7.1888142567">
            <text:p>7.1888142567</text:p>
          </table:table-cell>
          <table:table-cell office:value-type="float" office:value="5.3635680676">
            <text:p>5.3635680676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Sdr</text:p>
          </table:table-cell>
          <table:table-cell office:value-type="float" office:value="-0.0018353732">
            <text:p>-0.0018353732</text:p>
          </table:table-cell>
          <table:table-cell office:value-type="float" office:value="2.1288151741">
            <text:p>2.1288151741</text:p>
          </table:table-cell>
          <table:table-cell office:value-type="float" office:value="11.4882521629">
            <text:p>11.4882521629</text:p>
          </table:table-cell>
          <table:table-cell office:value-type="float" office:value="4.0790596008">
            <text:p>4.0790596008</text:p>
          </table:table-cell>
          <table:table-cell office:value-type="float" office:value="6.573369503">
            <text:p>6.573369503</text:p>
          </table:table-cell>
          <table:table-cell office:value-type="float" office:value="1.130194366">
            <text:p>1.130194366</text:p>
          </table:table-cell>
          <table:table-cell office:value-type="float" office:value="0">
            <text:p>0</text:p>
          </table:table-cell>
          <table:table-cell office:value-type="float" office:value="13.236843684">
            <text:p>13.236843684</text:p>
          </table:table-cell>
          <table:table-cell office:value-type="float" office:value="8.2047886848">
            <text:p>8.2047886848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Sdr</text:p>
          </table:table-cell>
          <table:table-cell office:value-type="float" office:value="-0.0764675308">
            <text:p>-0.0764675308</text:p>
          </table:table-cell>
          <table:table-cell office:value-type="float" office:value="2.0462449193">
            <text:p>2.0462449193</text:p>
          </table:table-cell>
          <table:table-cell office:value-type="float" office:value="32.1885480881">
            <text:p>32.1885480881</text:p>
          </table:table-cell>
          <table:table-cell office:value-type="float" office:value="11.7796869278">
            <text:p>11.7796869278</text:p>
          </table:table-cell>
          <table:table-cell office:value-type="float" office:value="29.7286682129">
            <text:p>29.7286682129</text:p>
          </table:table-cell>
          <table:table-cell office:value-type="float" office:value="6.7965838909">
            <text:p>6.7965838909</text:p>
          </table:table-cell>
          <table:table-cell office:value-type="float" office:value="0">
            <text:p>0</text:p>
          </table:table-cell>
          <table:table-cell office:value-type="float" office:value="34.3283579051">
            <text:p>34.3283579051</text:p>
          </table:table-cell>
          <table:table-cell office:value-type="float" office:value="10.9627904892">
            <text:p>10.9627904892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8663519323">
            <text:p>0.8663519323</text:p>
          </table:table-cell>
          <table:table-cell office:value-type="float" office:value="0.7268939018">
            <text:p>0.7268939018</text:p>
          </table:table-cell>
          <table:table-cell office:value-type="float" office:value="3.1258634329">
            <text:p>3.1258634329</text:p>
          </table:table-cell>
          <table:table-cell office:value-type="float" office:value="0.941136241">
            <text:p>0.941136241</text:p>
          </table:table-cell>
          <table:table-cell office:value-type="float" office:value="1.2247809172">
            <text:p>1.2247809172</text:p>
          </table:table-cell>
          <table:table-cell office:value-type="float" office:value="0.328326717">
            <text:p>0.328326717</text:p>
          </table:table-cell>
          <table:table-cell office:value-type="float" office:value="0.3333333433">
            <text:p>0.3333333433</text:p>
          </table:table-cell>
          <table:table-cell office:value-type="float" office:value="4.4412722929">
            <text:p>4.4412722929</text:p>
          </table:table-cell>
          <table:table-cell office:value-type="float" office:value="2.9860547781">
            <text:p>2.9860547781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0258119432">
            <text:p>0.0258119432</text:p>
          </table:table-cell>
          <table:table-cell office:value-type="float" office:value="2.0769646168">
            <text:p>2.0769646168</text:p>
          </table:table-cell>
          <table:table-cell office:value-type="float" office:value="9.4184932709">
            <text:p>9.4184932709</text:p>
          </table:table-cell>
          <table:table-cell office:value-type="float" office:value="3.3460121155">
            <text:p>3.3460121155</text:p>
          </table:table-cell>
          <table:table-cell office:value-type="float" office:value="5.4366080761">
            <text:p>5.4366080761</text:p>
          </table:table-cell>
          <table:table-cell office:value-type="float" office:value="1.1202590466">
            <text:p>1.1202590466</text:p>
          </table:table-cell>
          <table:table-cell office:value-type="float" office:value="0">
            <text:p>0</text:p>
          </table:table-cell>
          <table:table-cell office:value-type="float" office:value="12.7350809602">
            <text:p>12.7350809602</text:p>
          </table:table-cell>
          <table:table-cell office:value-type="float" office:value="7.1880333424">
            <text:p>7.1880333424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Sdr</text:p>
          </table:table-cell>
          <table:table-cell office:value-type="float" office:value="-0.2420434132">
            <text:p>-0.2420434132</text:p>
          </table:table-cell>
          <table:table-cell office:value-type="float" office:value="1.3783233762">
            <text:p>1.3783233762</text:p>
          </table:table-cell>
          <table:table-cell office:value-type="float" office:value="7.3606555462">
            <text:p>7.3606555462</text:p>
          </table:table-cell>
          <table:table-cell office:value-type="float" office:value="3.3098105192">
            <text:p>3.3098105192</text:p>
          </table:table-cell>
          <table:table-cell office:value-type="float" office:value="4.9453721046">
            <text:p>4.9453721046</text:p>
          </table:table-cell>
          <table:table-cell office:value-type="float" office:value="1.2033044696">
            <text:p>1.2033044696</text:p>
          </table:table-cell>
          <table:table-cell office:value-type="float" office:value="0">
            <text:p>0</text:p>
          </table:table-cell>
          <table:table-cell office:value-type="float" office:value="9.750787273">
            <text:p>9.750787273</text:p>
          </table:table-cell>
          <table:table-cell office:value-type="float" office:value="6.5452866554">
            <text:p>6.5452866554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7781336606">
            <text:p>0.7781336606</text:p>
          </table:table-cell>
          <table:table-cell office:value-type="float" office:value="0.8251268268">
            <text:p>0.8251268268</text:p>
          </table:table-cell>
          <table:table-cell office:value-type="float" office:value="2.8910813332">
            <text:p>2.8910813332</text:p>
          </table:table-cell>
          <table:table-cell office:value-type="float" office:value="0.8250671327">
            <text:p>0.8250671327</text:p>
          </table:table-cell>
          <table:table-cell office:value-type="float" office:value="1.432154417">
            <text:p>1.432154417</text:p>
          </table:table-cell>
          <table:table-cell office:value-type="float" office:value="0.3993942291">
            <text:p>0.3993942291</text:p>
          </table:table-cell>
          <table:table-cell office:value-type="float" office:value="0.3333333433">
            <text:p>0.3333333433</text:p>
          </table:table-cell>
          <table:table-cell office:value-type="float" office:value="3.9851986619">
            <text:p>3.9851986619</text:p>
          </table:table-cell>
          <table:table-cell office:value-type="float" office:value="2.7827657461">
            <text:p>2.7827657461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0311438646167517">
            <text:p>0.0311438646</text:p>
          </table:table-cell>
          <table:table-cell office:value-type="float" office:value="2.08995568752289">
            <text:p>2.0899556875</text:p>
          </table:table-cell>
          <table:table-cell office:value-type="float" office:value="10.8181495666504">
            <text:p>10.8181495667</text:p>
          </table:table-cell>
          <table:table-cell office:value-type="float" office:value="3.732741355896">
            <text:p>3.7327413559</text:p>
          </table:table-cell>
          <table:table-cell office:value-type="float" office:value="5.5334358215332">
            <text:p>5.5334358215</text:p>
          </table:table-cell>
          <table:table-cell office:value-type="float" office:value="1.05950257182121">
            <text:p>1.0595025718</text:p>
          </table:table-cell>
          <table:table-cell office:value-type="float" office:value="0">
            <text:p>0</text:p>
          </table:table-cell>
          <table:table-cell office:value-type="float" office:value="12.8602629152981">
            <text:p>12.8602629153</text:p>
          </table:table-cell>
          <table:table-cell office:value-type="float" office:value="7.14214682579041">
            <text:p>7.1421468258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Sdr</text:p>
          </table:table-cell>
          <table:table-cell office:value-type="float" office:value="-0.2628894895">
            <text:p>-0.2628894895</text:p>
          </table:table-cell>
          <table:table-cell office:value-type="float" office:value="1.6564783454">
            <text:p>1.6564783454</text:p>
          </table:table-cell>
          <table:table-cell office:value-type="float" office:value="9.1630864143">
            <text:p>9.1630864143</text:p>
          </table:table-cell>
          <table:table-cell office:value-type="float" office:value="2.9736433029">
            <text:p>2.9736433029</text:p>
          </table:table-cell>
          <table:table-cell office:value-type="float" office:value="5.7275385857">
            <text:p>5.7275385857</text:p>
          </table:table-cell>
          <table:table-cell office:value-type="float" office:value="1.3358398676">
            <text:p>1.3358398676</text:p>
          </table:table-cell>
          <table:table-cell office:value-type="float" office:value="0">
            <text:p>0</text:p>
          </table:table-cell>
          <table:table-cell office:value-type="float" office:value="11.7036442389">
            <text:p>11.7036442389</text:p>
          </table:table-cell>
          <table:table-cell office:value-type="float" office:value="7.8284053802">
            <text:p>7.8284053802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7349065542">
            <text:p>0.7349065542</text:p>
          </table:table-cell>
          <table:table-cell office:value-type="float" office:value="0.9373204112">
            <text:p>0.9373204112</text:p>
          </table:table-cell>
          <table:table-cell office:value-type="float" office:value="3.8287727833">
            <text:p>3.8287727833</text:p>
          </table:table-cell>
          <table:table-cell office:value-type="float" office:value="1.0163412094">
            <text:p>1.0163412094</text:p>
          </table:table-cell>
          <table:table-cell office:value-type="float" office:value="1.7030922174">
            <text:p>1.7030922174</text:p>
          </table:table-cell>
          <table:table-cell office:value-type="float" office:value="0.3635971993">
            <text:p>0.3635971993</text:p>
          </table:table-cell>
          <table:table-cell office:value-type="float" office:value="0.3333333433">
            <text:p>0.3333333433</text:p>
          </table:table-cell>
          <table:table-cell office:value-type="float" office:value="5.603370447">
            <text:p>5.603370447</text:p>
          </table:table-cell>
          <table:table-cell office:value-type="float" office:value="3.9424967766">
            <text:p>3.9424967766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0118748038">
            <text:p>0.0118748038</text:p>
          </table:table-cell>
          <table:table-cell office:value-type="float" office:value="2.0019033551">
            <text:p>2.0019033551</text:p>
          </table:table-cell>
          <table:table-cell office:value-type="float" office:value="9.4113416672">
            <text:p>9.4113416672</text:p>
          </table:table-cell>
          <table:table-cell office:value-type="float" office:value="3.3942859173">
            <text:p>3.3942859173</text:p>
          </table:table-cell>
          <table:table-cell office:value-type="float" office:value="5.1400642395">
            <text:p>5.1400642395</text:p>
          </table:table-cell>
          <table:table-cell office:value-type="float" office:value="1.0633589625">
            <text:p>1.0633589625</text:p>
          </table:table-cell>
          <table:table-cell office:value-type="float" office:value="0.0833333358">
            <text:p>0.0833333358</text:p>
          </table:table-cell>
          <table:table-cell office:value-type="float" office:value="12.1348788823">
            <text:p>12.1348788823</text:p>
          </table:table-cell>
          <table:table-cell office:value-type="float" office:value="6.814609766">
            <text:p>6.814609766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Org1</text:p>
          </table:table-cell>
          <table:table-cell office:value-type="float" office:value="0.6933529675">
            <text:p>0.6933529675</text:p>
          </table:table-cell>
          <table:table-cell office:value-type="float" office:value="0.842747122">
            <text:p>0.842747122</text:p>
          </table:table-cell>
          <table:table-cell office:value-type="float" office:value="903.8673400879">
            <text:p>903.8673400879</text:p>
          </table:table-cell>
          <table:table-cell office:value-type="float" office:value="0.7560281157">
            <text:p>0.7560281157</text:p>
          </table:table-cell>
          <table:table-cell office:value-type="float" office:value="398.8010559082">
            <text:p>398.8010559082</text:p>
          </table:table-cell>
          <table:table-cell office:value-type="float" office:value="0.3838335425">
            <text:p>0.3838335425</text:p>
          </table:table-cell>
          <table:table-cell office:value-type="float" office:value="0.3000000119">
            <text:p>0.3000000119</text:p>
          </table:table-cell>
          <table:table-cell office:value-type="float" office:value="1533.4491850491">
            <text:p>1533.4491850491</text:p>
          </table:table-cell>
          <table:table-cell office:value-type="float" office:value="1249.5065917969">
            <text:p>1249.5065917969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Org1</text:p>
          </table:table-cell>
          <table:table-cell office:value-type="float" office:value="0.9025735259">
            <text:p>0.9025735259</text:p>
          </table:table-cell>
          <table:table-cell office:value-type="float" office:value="0.7725991607">
            <text:p>0.7725991607</text:p>
          </table:table-cell>
          <table:table-cell office:value-type="float" office:value="1017.4643554688">
            <text:p>1017.4643554688</text:p>
          </table:table-cell>
          <table:table-cell office:value-type="float" office:value="0.7089912295">
            <text:p>0.7089912295</text:p>
          </table:table-cell>
          <table:table-cell office:value-type="float" office:value="427.9029541016">
            <text:p>427.9029541016</text:p>
          </table:table-cell>
          <table:table-cell office:value-type="float" office:value="0.3998901844">
            <text:p>0.3998901844</text:p>
          </table:table-cell>
          <table:table-cell office:value-type="float" office:value="0.3461538553">
            <text:p>0.3461538553</text:p>
          </table:table-cell>
          <table:table-cell office:value-type="float" office:value="2344.0008906512">
            <text:p>2344.0008906512</text:p>
          </table:table-cell>
          <table:table-cell office:value-type="float" office:value="2126.7359619141">
            <text:p>2126.7359619141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Org1</text:p>
          </table:table-cell>
          <table:table-cell office:value-type="float" office:value="0.6933529675">
            <text:p>0.6933529675</text:p>
          </table:table-cell>
          <table:table-cell office:value-type="float" office:value="0.842747122">
            <text:p>0.842747122</text:p>
          </table:table-cell>
          <table:table-cell office:value-type="float" office:value="903.8673400879">
            <text:p>903.8673400879</text:p>
          </table:table-cell>
          <table:table-cell office:value-type="float" office:value="0.7560281157">
            <text:p>0.7560281157</text:p>
          </table:table-cell>
          <table:table-cell office:value-type="float" office:value="398.8010559082">
            <text:p>398.8010559082</text:p>
          </table:table-cell>
          <table:table-cell office:value-type="float" office:value="0.3838335425">
            <text:p>0.3838335425</text:p>
          </table:table-cell>
          <table:table-cell office:value-type="float" office:value="0.3000000119">
            <text:p>0.3000000119</text:p>
          </table:table-cell>
          <table:table-cell office:value-type="float" office:value="1533.4491850491">
            <text:p>1533.4491850491</text:p>
          </table:table-cell>
          <table:table-cell office:value-type="float" office:value="1249.5065917969">
            <text:p>1249.5065917969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Org1</text:p>
          </table:table-cell>
          <table:table-cell office:value-type="float" office:value="0.5695981383">
            <text:p>0.5695981383</text:p>
          </table:table-cell>
          <table:table-cell office:value-type="float" office:value="0.9685334265">
            <text:p>0.9685334265</text:p>
          </table:table-cell>
          <table:table-cell office:value-type="float" office:value="1142.1895141602">
            <text:p>1142.1895141602</text:p>
          </table:table-cell>
          <table:table-cell office:value-type="float" office:value="1.1386159658">
            <text:p>1.1386159658</text:p>
          </table:table-cell>
          <table:table-cell office:value-type="float" office:value="514.7221984863">
            <text:p>514.7221984863</text:p>
          </table:table-cell>
          <table:table-cell office:value-type="float" office:value="0.4312033951">
            <text:p>0.4312033951</text:p>
          </table:table-cell>
          <table:table-cell office:value-type="float" office:value="0.3000000119">
            <text:p>0.3000000119</text:p>
          </table:table-cell>
          <table:table-cell office:value-type="float" office:value="1607.1198642147">
            <text:p>1607.1198642147</text:p>
          </table:table-cell>
          <table:table-cell office:value-type="float" office:value="1270.8581542969">
            <text:p>1270.8581542969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9358359873">
            <text:p>0.9358359873</text:p>
          </table:table-cell>
          <table:table-cell office:value-type="float" office:value="0.7591703534">
            <text:p>0.7591703534</text:p>
          </table:table-cell>
          <table:table-cell office:value-type="float" office:value="895.4073181152">
            <text:p>895.4073181152</text:p>
          </table:table-cell>
          <table:table-cell office:value-type="float" office:value="0.8123027682">
            <text:p>0.8123027682</text:p>
          </table:table-cell>
          <table:table-cell office:value-type="float" office:value="395.329864502">
            <text:p>395.329864502</text:p>
          </table:table-cell>
          <table:table-cell office:value-type="float" office:value="0.3534988314">
            <text:p>0.3534988314</text:p>
          </table:table-cell>
          <table:table-cell office:value-type="float" office:value="0.3923076987">
            <text:p>0.3923076987</text:p>
          </table:table-cell>
          <table:table-cell office:value-type="float" office:value="1884.7385994617">
            <text:p>1884.7385994617</text:p>
          </table:table-cell>
          <table:table-cell office:value-type="float" office:value="1665.2214355469">
            <text:p>1665.2214355469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7105891407">
            <text:p>0.7105891407</text:p>
          </table:table-cell>
          <table:table-cell office:value-type="float" office:value="0.8454011977">
            <text:p>0.8454011977</text:p>
          </table:table-cell>
          <table:table-cell office:value-type="float" office:value="925.7385864258">
            <text:p>925.7385864258</text:p>
          </table:table-cell>
          <table:table-cell office:value-type="float" office:value="0.7824525833">
            <text:p>0.7824525833</text:p>
          </table:table-cell>
          <table:table-cell office:value-type="float" office:value="411.5654144287">
            <text:p>411.5654144287</text:p>
          </table:table-cell>
          <table:table-cell office:value-type="float" office:value="0.4163103104">
            <text:p>0.4163103104</text:p>
          </table:table-cell>
          <table:table-cell office:value-type="float" office:value="0.3000000119">
            <text:p>0.3000000119</text:p>
          </table:table-cell>
          <table:table-cell office:value-type="float" office:value="1465.0253393405">
            <text:p>1465.0253393405</text:p>
          </table:table-cell>
          <table:table-cell office:value-type="float" office:value="1198.9987182617">
            <text:p>1198.9987182617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Org1</text:p>
          </table:table-cell>
          <table:table-cell office:value-type="float" office:value="0.5834515095">
            <text:p>0.5834515095</text:p>
          </table:table-cell>
          <table:table-cell office:value-type="float" office:value="1.1771939397">
            <text:p>1.1771939397</text:p>
          </table:table-cell>
          <table:table-cell office:value-type="float" office:value="1938.2447509766">
            <text:p>1938.2447509766</text:p>
          </table:table-cell>
          <table:table-cell office:value-type="float" office:value="2.8898684978">
            <text:p>2.8898684978</text:p>
          </table:table-cell>
          <table:table-cell office:value-type="float" office:value="1369.1519775391">
            <text:p>1369.1519775391</text:p>
          </table:table-cell>
          <table:table-cell office:value-type="float" office:value="1.3084124327">
            <text:p>1.3084124327</text:p>
          </table:table-cell>
          <table:table-cell office:value-type="float" office:value="0.1000000015">
            <text:p>0.1000000015</text:p>
          </table:table-cell>
          <table:table-cell office:value-type="float" office:value="2278.3865480936">
            <text:p>2278.3865480936</text:p>
          </table:table-cell>
          <table:table-cell office:value-type="float" office:value="1383.9924316406">
            <text:p>1383.9924316406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933554858">
            <text:p>0.933554858</text:p>
          </table:table-cell>
          <table:table-cell office:value-type="float" office:value="0.7404531538">
            <text:p>0.7404531538</text:p>
          </table:table-cell>
          <table:table-cell office:value-type="float" office:value="906.8684387207">
            <text:p>906.8684387207</text:p>
          </table:table-cell>
          <table:table-cell office:value-type="float" office:value="0.8248818219">
            <text:p>0.8248818219</text:p>
          </table:table-cell>
          <table:table-cell office:value-type="float" office:value="409.1031494141">
            <text:p>409.1031494141</text:p>
          </table:table-cell>
          <table:table-cell office:value-type="float" office:value="0.3620545715">
            <text:p>0.3620545715</text:p>
          </table:table-cell>
          <table:table-cell office:value-type="float" office:value="0.4153846204">
            <text:p>0.4153846204</text:p>
          </table:table-cell>
          <table:table-cell office:value-type="float" office:value="1927.6586987607">
            <text:p>1927.6586987607</text:p>
          </table:table-cell>
          <table:table-cell office:value-type="float" office:value="1700.6387329102">
            <text:p>1700.6387329102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693663865327835">
            <text:p>0.6936638653</text:p>
          </table:table-cell>
          <table:table-cell office:value-type="float" office:value="0.855354517698288">
            <text:p>0.8553545177</text:p>
          </table:table-cell>
          <table:table-cell office:value-type="float" office:value="926.237884521484">
            <text:p>926.2378845215</text:p>
          </table:table-cell>
          <table:table-cell office:value-type="float" office:value="0.770263016223908">
            <text:p>0.7702630162</text:p>
          </table:table-cell>
          <table:table-cell office:value-type="float" office:value="428.429290771484">
            <text:p>428.4292907715</text:p>
          </table:table-cell>
          <table:table-cell office:value-type="float" office:value="0.396691471338272">
            <text:p>0.3966914713</text:p>
          </table:table-cell>
          <table:table-cell office:value-type="float" office:value="0.300000011920929">
            <text:p>0.3000000119</text:p>
          </table:table-cell>
          <table:table-cell office:value-type="float" office:value="1496.33185271307">
            <text:p>1496.3318527131</text:p>
          </table:table-cell>
          <table:table-cell office:value-type="float" office:value="1212.61944580078">
            <text:p>1212.6194458008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Org1</text:p>
          </table:table-cell>
          <table:table-cell office:value-type="float" office:value="0.6613942087">
            <text:p>0.6613942087</text:p>
          </table:table-cell>
          <table:table-cell office:value-type="float" office:value="0.8247742951">
            <text:p>0.8247742951</text:p>
          </table:table-cell>
          <table:table-cell office:value-type="float" office:value="906.8099060059">
            <text:p>906.8099060059</text:p>
          </table:table-cell>
          <table:table-cell office:value-type="float" office:value="1.0292259455">
            <text:p>1.0292259455</text:p>
          </table:table-cell>
          <table:table-cell office:value-type="float" office:value="484.1413269043">
            <text:p>484.1413269043</text:p>
          </table:table-cell>
          <table:table-cell office:value-type="float" office:value="0.4680488706">
            <text:p>0.4680488706</text:p>
          </table:table-cell>
          <table:table-cell office:value-type="float" office:value="0.3000000119">
            <text:p>0.3000000119</text:p>
          </table:table-cell>
          <table:table-cell office:value-type="float" office:value="1367.5783435423">
            <text:p>1367.5783435423</text:p>
          </table:table-cell>
          <table:table-cell office:value-type="float" office:value="1077.1154479981">
            <text:p>1077.1154479981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9344454408">
            <text:p>0.9344454408</text:p>
          </table:table-cell>
          <table:table-cell office:value-type="float" office:value="0.7571561933">
            <text:p>0.7571561933</text:p>
          </table:table-cell>
          <table:table-cell office:value-type="float" office:value="918.7358093262">
            <text:p>918.7358093262</text:p>
          </table:table-cell>
          <table:table-cell office:value-type="float" office:value="0.7863821387">
            <text:p>0.7863821387</text:p>
          </table:table-cell>
          <table:table-cell office:value-type="float" office:value="376.3083190918">
            <text:p>376.3083190918</text:p>
          </table:table-cell>
          <table:table-cell office:value-type="float" office:value="0.354116112">
            <text:p>0.354116112</text:p>
          </table:table-cell>
          <table:table-cell office:value-type="float" office:value="0.4153846204">
            <text:p>0.4153846204</text:p>
          </table:table-cell>
          <table:table-cell office:value-type="float" office:value="1924.8273155815">
            <text:p>1924.8273155815</text:p>
          </table:table-cell>
          <table:table-cell office:value-type="float" office:value="1700.7818603516">
            <text:p>1700.7818603516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7171479762">
            <text:p>0.7171479762</text:p>
          </table:table-cell>
          <table:table-cell office:value-type="float" office:value="0.860483259">
            <text:p>0.860483259</text:p>
          </table:table-cell>
          <table:table-cell office:value-type="float" office:value="941.5341796875">
            <text:p>941.5341796875</text:p>
          </table:table-cell>
          <table:table-cell office:value-type="float" office:value="0.7573244572">
            <text:p>0.7573244572</text:p>
          </table:table-cell>
          <table:table-cell office:value-type="float" office:value="424.126159668">
            <text:p>424.126159668</text:p>
          </table:table-cell>
          <table:table-cell office:value-type="float" office:value="0.3758725077">
            <text:p>0.3758725077</text:p>
          </table:table-cell>
          <table:table-cell office:value-type="float" office:value="0.3000000119">
            <text:p>0.3000000119</text:p>
          </table:table-cell>
          <table:table-cell office:value-type="float" office:value="1521.8309141494">
            <text:p>1521.8309141494</text:p>
          </table:table-cell>
          <table:table-cell office:value-type="float" office:value="1249.8047485352">
            <text:p>1249.8047485352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Org2</text:p>
          </table:table-cell>
          <table:table-cell office:value-type="float" office:value="0.5611219406">
            <text:p>0.5611219406</text:p>
          </table:table-cell>
          <table:table-cell office:value-type="float" office:value="0.6706556082">
            <text:p>0.6706556082</text:p>
          </table:table-cell>
          <table:table-cell office:value-type="float" office:value="1621.724609375">
            <text:p>1621.724609375</text:p>
          </table:table-cell>
          <table:table-cell office:value-type="float" office:value="0.5231433809">
            <text:p>0.5231433809</text:p>
          </table:table-cell>
          <table:table-cell office:value-type="float" office:value="833.5680541992">
            <text:p>833.5680541992</text:p>
          </table:table-cell>
          <table:table-cell office:value-type="float" office:value="0.391827777">
            <text:p>0.391827777</text:p>
          </table:table-cell>
          <table:table-cell office:value-type="float" office:value="0.200000003">
            <text:p>0.200000003</text:p>
          </table:table-cell>
          <table:table-cell office:value-type="float" office:value="2348.9565350183">
            <text:p>2348.9565350183</text:p>
          </table:table-cell>
          <table:table-cell office:value-type="float" office:value="1779.6957397461">
            <text:p>1779.6957397461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Org2</text:p>
          </table:table-cell>
          <table:table-cell office:value-type="float" office:value="0.5620767176">
            <text:p>0.5620767176</text:p>
          </table:table-cell>
          <table:table-cell office:value-type="float" office:value="0.5921080709">
            <text:p>0.5921080709</text:p>
          </table:table-cell>
          <table:table-cell office:value-type="float" office:value="1489.3117675781">
            <text:p>1489.3117675781</text:p>
          </table:table-cell>
          <table:table-cell office:value-type="float" office:value="0.3631320596">
            <text:p>0.3631320596</text:p>
          </table:table-cell>
          <table:table-cell office:value-type="float" office:value="543.932434082">
            <text:p>543.932434082</text:p>
          </table:table-cell>
          <table:table-cell office:value-type="float" office:value="0.2833049893">
            <text:p>0.2833049893</text:p>
          </table:table-cell>
          <table:table-cell office:value-type="float" office:value="0.4318181872">
            <text:p>0.4318181872</text:p>
          </table:table-cell>
          <table:table-cell office:value-type="float" office:value="2824.537491436">
            <text:p>2824.537491436</text:p>
          </table:table-cell>
          <table:table-cell office:value-type="float" office:value="2422.4594726563">
            <text:p>2422.4594726563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Org2</text:p>
          </table:table-cell>
          <table:table-cell office:value-type="float" office:value="0.5611219406">
            <text:p>0.5611219406</text:p>
          </table:table-cell>
          <table:table-cell office:value-type="float" office:value="0.6706556082">
            <text:p>0.6706556082</text:p>
          </table:table-cell>
          <table:table-cell office:value-type="float" office:value="1621.724609375">
            <text:p>1621.724609375</text:p>
          </table:table-cell>
          <table:table-cell office:value-type="float" office:value="0.5231433809">
            <text:p>0.5231433809</text:p>
          </table:table-cell>
          <table:table-cell office:value-type="float" office:value="833.5680541992">
            <text:p>833.5680541992</text:p>
          </table:table-cell>
          <table:table-cell office:value-type="float" office:value="0.391827777">
            <text:p>0.391827777</text:p>
          </table:table-cell>
          <table:table-cell office:value-type="float" office:value="0.200000003">
            <text:p>0.200000003</text:p>
          </table:table-cell>
          <table:table-cell office:value-type="float" office:value="2348.9565350183">
            <text:p>2348.9565350183</text:p>
          </table:table-cell>
          <table:table-cell office:value-type="float" office:value="1779.6957397461">
            <text:p>1779.6957397461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Org2</text:p>
          </table:table-cell>
          <table:table-cell office:value-type="float" office:value="0.3379630893">
            <text:p>0.3379630893</text:p>
          </table:table-cell>
          <table:table-cell office:value-type="float" office:value="8.4199056625">
            <text:p>8.4199056625</text:p>
          </table:table-cell>
          <table:table-cell office:value-type="float" office:value="21425.5283203125">
            <text:p>21425.5283203125</text:p>
          </table:table-cell>
          <table:table-cell office:value-type="float" office:value="18.6005220413">
            <text:p>18.6005220413</text:p>
          </table:table-cell>
          <table:table-cell office:value-type="float" office:value="15179.0766601563">
            <text:p>15179.0766601563</text:p>
          </table:table-cell>
          <table:table-cell office:value-type="float" office:value="12.3298244476">
            <text:p>12.3298244476</text:p>
          </table:table-cell>
          <table:table-cell office:value-type="float" office:value="0">
            <text:p>0</text:p>
          </table:table-cell>
          <table:table-cell office:value-type="float" office:value="30990.8468962917">
            <text:p>30990.8468962917</text:p>
          </table:table-cell>
          <table:table-cell office:value-type="float" office:value="12558.9404296875">
            <text:p>12558.9404296875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6133776307">
            <text:p>0.6133776307</text:p>
          </table:table-cell>
          <table:table-cell office:value-type="float" office:value="0.6320357025">
            <text:p>0.6320357025</text:p>
          </table:table-cell>
          <table:table-cell office:value-type="float" office:value="1560.5921020508">
            <text:p>1560.5921020508</text:p>
          </table:table-cell>
          <table:table-cell office:value-type="float" office:value="0.5267601013">
            <text:p>0.5267601013</text:p>
          </table:table-cell>
          <table:table-cell office:value-type="float" office:value="847.4385986328">
            <text:p>847.4385986328</text:p>
          </table:table-cell>
          <table:table-cell office:value-type="float" office:value="0.3904247284">
            <text:p>0.3904247284</text:p>
          </table:table-cell>
          <table:table-cell office:value-type="float" office:value="0.3181818128">
            <text:p>0.3181818128</text:p>
          </table:table-cell>
          <table:table-cell office:value-type="float" office:value="2652.3711404032">
            <text:p>2652.3711404032</text:p>
          </table:table-cell>
          <table:table-cell office:value-type="float" office:value="2116.2052001953">
            <text:p>2116.2052001953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5521036088">
            <text:p>0.5521036088</text:p>
          </table:table-cell>
          <table:table-cell office:value-type="float" office:value="0.6848712862">
            <text:p>0.6848712862</text:p>
          </table:table-cell>
          <table:table-cell office:value-type="float" office:value="1683.4713745117">
            <text:p>1683.4713745117</text:p>
          </table:table-cell>
          <table:table-cell office:value-type="float" office:value="0.5378974676">
            <text:p>0.5378974676</text:p>
          </table:table-cell>
          <table:table-cell office:value-type="float" office:value="855.8217773438">
            <text:p>855.8217773438</text:p>
          </table:table-cell>
          <table:table-cell office:value-type="float" office:value="0.427266404">
            <text:p>0.427266404</text:p>
          </table:table-cell>
          <table:table-cell office:value-type="float" office:value="0.200000003">
            <text:p>0.200000003</text:p>
          </table:table-cell>
          <table:table-cell office:value-type="float" office:value="2338.143423704">
            <text:p>2338.143423704</text:p>
          </table:table-cell>
          <table:table-cell office:value-type="float" office:value="1649.4815673828">
            <text:p>1649.4815673828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Org2</text:p>
          </table:table-cell>
          <table:table-cell office:value-type="float" office:value="0.3806884438">
            <text:p>0.3806884438</text:p>
          </table:table-cell>
          <table:table-cell office:value-type="float" office:value="0.772041142">
            <text:p>0.772041142</text:p>
          </table:table-cell>
          <table:table-cell office:value-type="float" office:value="2377.8662109375">
            <text:p>2377.8662109375</text:p>
          </table:table-cell>
          <table:table-cell office:value-type="float" office:value="1.1346694827">
            <text:p>1.1346694827</text:p>
          </table:table-cell>
          <table:table-cell office:value-type="float" office:value="1656.2977294922">
            <text:p>1656.2977294922</text:p>
          </table:table-cell>
          <table:table-cell office:value-type="float" office:value="0.6862621903">
            <text:p>0.6862621903</text:p>
          </table:table-cell>
          <table:table-cell office:value-type="float" office:value="0.200000003">
            <text:p>0.200000003</text:p>
          </table:table-cell>
          <table:table-cell office:value-type="float" office:value="2854.9450930768">
            <text:p>2854.9450930768</text:p>
          </table:table-cell>
          <table:table-cell office:value-type="float" office:value="1539.3649902344">
            <text:p>1539.3649902344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6311841905">
            <text:p>0.6311841905</text:p>
          </table:table-cell>
          <table:table-cell office:value-type="float" office:value="0.5775516629">
            <text:p>0.5775516629</text:p>
          </table:table-cell>
          <table:table-cell office:value-type="float" office:value="1437.4533691406">
            <text:p>1437.4533691406</text:p>
          </table:table-cell>
          <table:table-cell office:value-type="float" office:value="0.4306469709">
            <text:p>0.4306469709</text:p>
          </table:table-cell>
          <table:table-cell office:value-type="float" office:value="609.4489746094">
            <text:p>609.4489746094</text:p>
          </table:table-cell>
          <table:table-cell office:value-type="float" office:value="0.3433696628">
            <text:p>0.3433696628</text:p>
          </table:table-cell>
          <table:table-cell office:value-type="float" office:value="0.3636363745">
            <text:p>0.3636363745</text:p>
          </table:table-cell>
          <table:table-cell office:value-type="float" office:value="2553.9595765028">
            <text:p>2553.9595765028</text:p>
          </table:table-cell>
          <table:table-cell office:value-type="float" office:value="2172.6845703125">
            <text:p>2172.6845703125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54669426381588">
            <text:p>0.5466942638</text:p>
          </table:table-cell>
          <table:table-cell office:value-type="float" office:value="0.664494723081589">
            <text:p>0.6644947231</text:p>
          </table:table-cell>
          <table:table-cell office:value-type="float" office:value="1635.2197265625">
            <text:p>1635.2197265625</text:p>
          </table:table-cell>
          <table:table-cell office:value-type="float" office:value="0.537845402956009">
            <text:p>0.537845403</text:p>
          </table:table-cell>
          <table:table-cell office:value-type="float" office:value="826.716186523437">
            <text:p>826.7161865234</text:p>
          </table:table-cell>
          <table:table-cell office:value-type="float" office:value="0.410274967551231">
            <text:p>0.4102749676</text:p>
          </table:table-cell>
          <table:table-cell office:value-type="float" office:value="0.200000002980232">
            <text:p>0.200000003</text:p>
          </table:table-cell>
          <table:table-cell office:value-type="float" office:value="2326.34299248409">
            <text:p>2326.3429924841</text:p>
          </table:table-cell>
          <table:table-cell office:value-type="float" office:value="1650.73937988281">
            <text:p>1650.7393798828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Org2</text:p>
          </table:table-cell>
          <table:table-cell office:value-type="float" office:value="0.4350746125">
            <text:p>0.4350746125</text:p>
          </table:table-cell>
          <table:table-cell office:value-type="float" office:value="0.9381142557">
            <text:p>0.9381142557</text:p>
          </table:table-cell>
          <table:table-cell office:value-type="float" office:value="2146.5911254883">
            <text:p>2146.5911254883</text:p>
          </table:table-cell>
          <table:table-cell office:value-type="float" office:value="0.7022378743">
            <text:p>0.7022378743</text:p>
          </table:table-cell>
          <table:table-cell office:value-type="float" office:value="1122.9909667969">
            <text:p>1122.9909667969</text:p>
          </table:table-cell>
          <table:table-cell office:value-type="float" office:value="0.5022414625">
            <text:p>0.5022414625</text:p>
          </table:table-cell>
          <table:table-cell office:value-type="float" office:value="0.200000003">
            <text:p>0.200000003</text:p>
          </table:table-cell>
          <table:table-cell office:value-type="float" office:value="2928.1749201106">
            <text:p>2928.1749201106</text:p>
          </table:table-cell>
          <table:table-cell office:value-type="float" office:value="2233.7211914063">
            <text:p>2233.7211914063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5651101768">
            <text:p>0.5651101768</text:p>
          </table:table-cell>
          <table:table-cell office:value-type="float" office:value="0.6504772604">
            <text:p>0.6504772604</text:p>
          </table:table-cell>
          <table:table-cell office:value-type="float" office:value="1518.9016113281">
            <text:p>1518.9016113281</text:p>
          </table:table-cell>
          <table:table-cell office:value-type="float" office:value="0.4770281017">
            <text:p>0.4770281017</text:p>
          </table:table-cell>
          <table:table-cell office:value-type="float" office:value="625.3627929688">
            <text:p>625.3627929688</text:p>
          </table:table-cell>
          <table:table-cell office:value-type="float" office:value="0.3287232667">
            <text:p>0.3287232667</text:p>
          </table:table-cell>
          <table:table-cell office:value-type="float" office:value="0.4090909064">
            <text:p>0.4090909064</text:p>
          </table:table-cell>
          <table:table-cell office:value-type="float" office:value="2693.6722922278">
            <text:p>2693.6722922278</text:p>
          </table:table-cell>
          <table:table-cell office:value-type="float" office:value="2236.3989257813">
            <text:p>2236.3989257813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5478264689">
            <text:p>0.5478264689</text:p>
          </table:table-cell>
          <table:table-cell office:value-type="float" office:value="0.6704955995">
            <text:p>0.6704955995</text:p>
          </table:table-cell>
          <table:table-cell office:value-type="float" office:value="1662.1817016602">
            <text:p>1662.1817016602</text:p>
          </table:table-cell>
          <table:table-cell office:value-type="float" office:value="0.5508520901">
            <text:p>0.5508520901</text:p>
          </table:table-cell>
          <table:table-cell office:value-type="float" office:value="867.6524658203">
            <text:p>867.6524658203</text:p>
          </table:table-cell>
          <table:table-cell office:value-type="float" office:value="0.425825879">
            <text:p>0.425825879</text:p>
          </table:table-cell>
          <table:table-cell office:value-type="float" office:value="0.200000003">
            <text:p>0.200000003</text:p>
          </table:table-cell>
          <table:table-cell office:value-type="float" office:value="2267.0854098451">
            <text:p>2267.0854098451</text:p>
          </table:table-cell>
          <table:table-cell office:value-type="float" office:value="1618.4303588867">
            <text:p>1618.4303588867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Org3</text:p>
          </table:table-cell>
          <table:table-cell office:value-type="float" office:value="0.7652766109">
            <text:p>0.7652766109</text:p>
          </table:table-cell>
          <table:table-cell office:value-type="float" office:value="0.6789613962">
            <text:p>0.6789613962</text:p>
          </table:table-cell>
          <table:table-cell office:value-type="float" office:value="834.8539123535">
            <text:p>834.8539123535</text:p>
          </table:table-cell>
          <table:table-cell office:value-type="float" office:value="0.5888279974">
            <text:p>0.5888279974</text:p>
          </table:table-cell>
          <table:table-cell office:value-type="float" office:value="437.7652587891">
            <text:p>437.7652587891</text:p>
          </table:table-cell>
          <table:table-cell office:value-type="float" office:value="0.4057869464">
            <text:p>0.4057869464</text:p>
          </table:table-cell>
          <table:table-cell office:value-type="float" office:value="0.2727272809">
            <text:p>0.2727272809</text:p>
          </table:table-cell>
          <table:table-cell office:value-type="float" office:value="1259.9329952886">
            <text:p>1259.9329952886</text:p>
          </table:table-cell>
          <table:table-cell office:value-type="float" office:value="930.2744750977">
            <text:p>930.2744750977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Org3</text:p>
          </table:table-cell>
          <table:table-cell office:value-type="float" office:value="0.7715392411">
            <text:p>0.7715392411</text:p>
          </table:table-cell>
          <table:table-cell office:value-type="float" office:value="0.7424742281">
            <text:p>0.7424742281</text:p>
          </table:table-cell>
          <table:table-cell office:value-type="float" office:value="919.8020019531">
            <text:p>919.8020019531</text:p>
          </table:table-cell>
          <table:table-cell office:value-type="float" office:value="1.0097995996">
            <text:p>1.0097995996</text:p>
          </table:table-cell>
          <table:table-cell office:value-type="float" office:value="398.5127258301">
            <text:p>398.5127258301</text:p>
          </table:table-cell>
          <table:table-cell office:value-type="float" office:value="0.4226704091">
            <text:p>0.4226704091</text:p>
          </table:table-cell>
          <table:table-cell office:value-type="float" office:value="0.2925170064">
            <text:p>0.2925170064</text:p>
          </table:table-cell>
          <table:table-cell office:value-type="float" office:value="1750.7378754522">
            <text:p>1750.7378754522</text:p>
          </table:table-cell>
          <table:table-cell office:value-type="float" office:value="1501.7366333008">
            <text:p>1501.7366333008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Org3</text:p>
          </table:table-cell>
          <table:table-cell office:value-type="float" office:value="0.7652766109">
            <text:p>0.7652766109</text:p>
          </table:table-cell>
          <table:table-cell office:value-type="float" office:value="0.6789613962">
            <text:p>0.6789613962</text:p>
          </table:table-cell>
          <table:table-cell office:value-type="float" office:value="834.8539123535">
            <text:p>834.8539123535</text:p>
          </table:table-cell>
          <table:table-cell office:value-type="float" office:value="0.5888279974">
            <text:p>0.5888279974</text:p>
          </table:table-cell>
          <table:table-cell office:value-type="float" office:value="437.7652587891">
            <text:p>437.7652587891</text:p>
          </table:table-cell>
          <table:table-cell office:value-type="float" office:value="0.4057869464">
            <text:p>0.4057869464</text:p>
          </table:table-cell>
          <table:table-cell office:value-type="float" office:value="0.2727272809">
            <text:p>0.2727272809</text:p>
          </table:table-cell>
          <table:table-cell office:value-type="float" office:value="1259.9329952886">
            <text:p>1259.9329952886</text:p>
          </table:table-cell>
          <table:table-cell office:value-type="float" office:value="930.2744750977">
            <text:p>930.2744750977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Org3</text:p>
          </table:table-cell>
          <table:table-cell office:value-type="float" office:value="0.6841924489">
            <text:p>0.6841924489</text:p>
          </table:table-cell>
          <table:table-cell office:value-type="float" office:value="0.7784942389">
            <text:p>0.7784942389</text:p>
          </table:table-cell>
          <table:table-cell office:value-type="float" office:value="1026.3920593262">
            <text:p>1026.3920593262</text:p>
          </table:table-cell>
          <table:table-cell office:value-type="float" office:value="0.7801422179">
            <text:p>0.7801422179</text:p>
          </table:table-cell>
          <table:table-cell office:value-type="float" office:value="531.6688537598">
            <text:p>531.6688537598</text:p>
          </table:table-cell>
          <table:table-cell office:value-type="float" office:value="0.5066235363">
            <text:p>0.5066235363</text:p>
          </table:table-cell>
          <table:table-cell office:value-type="float" office:value="0.2727272809">
            <text:p>0.2727272809</text:p>
          </table:table-cell>
          <table:table-cell office:value-type="float" office:value="1376.0449561589">
            <text:p>1376.0449561589</text:p>
          </table:table-cell>
          <table:table-cell office:value-type="float" office:value="1100.1273803711">
            <text:p>1100.1273803711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8557156622">
            <text:p>0.8557156622</text:p>
          </table:table-cell>
          <table:table-cell office:value-type="float" office:value="0.7636813223">
            <text:p>0.7636813223</text:p>
          </table:table-cell>
          <table:table-cell office:value-type="float" office:value="797.0852355957">
            <text:p>797.0852355957</text:p>
          </table:table-cell>
          <table:table-cell office:value-type="float" office:value="1.1478170753">
            <text:p>1.1478170753</text:p>
          </table:table-cell>
          <table:table-cell office:value-type="float" office:value="381.8698120117">
            <text:p>381.8698120117</text:p>
          </table:table-cell>
          <table:table-cell office:value-type="float" office:value="0.4068518728">
            <text:p>0.4068518728</text:p>
          </table:table-cell>
          <table:table-cell office:value-type="float" office:value="0.3129251599">
            <text:p>0.3129251599</text:p>
          </table:table-cell>
          <table:table-cell office:value-type="float" office:value="1346.2980282472">
            <text:p>1346.2980282472</text:p>
          </table:table-cell>
          <table:table-cell office:value-type="float" office:value="1101.3369140625">
            <text:p>1101.3369140625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7624194622">
            <text:p>0.7624194622</text:p>
          </table:table-cell>
          <table:table-cell office:value-type="float" office:value="0.6784692705">
            <text:p>0.6784692705</text:p>
          </table:table-cell>
          <table:table-cell office:value-type="float" office:value="823.7749328613">
            <text:p>823.7749328613</text:p>
          </table:table-cell>
          <table:table-cell office:value-type="float" office:value="0.6136618555">
            <text:p>0.6136618555</text:p>
          </table:table-cell>
          <table:table-cell office:value-type="float" office:value="459.4628753662">
            <text:p>459.4628753662</text:p>
          </table:table-cell>
          <table:table-cell office:value-type="float" office:value="0.4302149862">
            <text:p>0.4302149862</text:p>
          </table:table-cell>
          <table:table-cell office:value-type="float" office:value="0.2727272809">
            <text:p>0.2727272809</text:p>
          </table:table-cell>
          <table:table-cell office:value-type="float" office:value="1256.4678464513">
            <text:p>1256.4678464513</text:p>
          </table:table-cell>
          <table:table-cell office:value-type="float" office:value="916.9223937988">
            <text:p>916.9223937988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Org3</text:p>
          </table:table-cell>
          <table:table-cell office:value-type="float" office:value="0.7434434891">
            <text:p>0.7434434891</text:p>
          </table:table-cell>
          <table:table-cell office:value-type="float" office:value="0.868527621">
            <text:p>0.868527621</text:p>
          </table:table-cell>
          <table:table-cell office:value-type="float" office:value="963.6592102051">
            <text:p>963.6592102051</text:p>
          </table:table-cell>
          <table:table-cell office:value-type="float" office:value="1.6914433241">
            <text:p>1.6914433241</text:p>
          </table:table-cell>
          <table:table-cell office:value-type="float" office:value="812.0235900879">
            <text:p>812.0235900879</text:p>
          </table:table-cell>
          <table:table-cell office:value-type="float" office:value="0.8704517782">
            <text:p>0.8704517782</text:p>
          </table:table-cell>
          <table:table-cell office:value-type="float" office:value="0.1818181872">
            <text:p>0.1818181872</text:p>
          </table:table-cell>
          <table:table-cell office:value-type="float" office:value="1508.9651715415">
            <text:p>1508.9651715415</text:p>
          </table:table-cell>
          <table:table-cell office:value-type="float" office:value="1007.4983215332">
            <text:p>1007.4983215332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8553836942">
            <text:p>0.8553836942</text:p>
          </table:table-cell>
          <table:table-cell office:value-type="float" office:value="0.7508060336">
            <text:p>0.7508060336</text:p>
          </table:table-cell>
          <table:table-cell office:value-type="float" office:value="819.8818054199">
            <text:p>819.8818054199</text:p>
          </table:table-cell>
          <table:table-cell office:value-type="float" office:value="1.4132165313">
            <text:p>1.4132165313</text:p>
          </table:table-cell>
          <table:table-cell office:value-type="float" office:value="398.8229980469">
            <text:p>398.8229980469</text:p>
          </table:table-cell>
          <table:table-cell office:value-type="float" office:value="0.3985724151">
            <text:p>0.3985724151</text:p>
          </table:table-cell>
          <table:table-cell office:value-type="float" office:value="0.3299319744">
            <text:p>0.3299319744</text:p>
          </table:table-cell>
          <table:table-cell office:value-type="float" office:value="1386.7171021945">
            <text:p>1386.7171021945</text:p>
          </table:table-cell>
          <table:table-cell office:value-type="float" office:value="1118.9752197266">
            <text:p>1118.9752197266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764214277267456">
            <text:p>0.7642142773</text:p>
          </table:table-cell>
          <table:table-cell office:value-type="float" office:value="0.680829167366028">
            <text:p>0.6808291674</text:p>
          </table:table-cell>
          <table:table-cell office:value-type="float" office:value="831.56396484375">
            <text:p>831.5639648438</text:p>
          </table:table-cell>
          <table:table-cell office:value-type="float" office:value="0.600002944469452">
            <text:p>0.6000029445</text:p>
          </table:table-cell>
          <table:table-cell office:value-type="float" office:value="464.585388183594">
            <text:p>464.5853881836</text:p>
          </table:table-cell>
          <table:table-cell office:value-type="float" office:value="0.414137244224548">
            <text:p>0.4141372442</text:p>
          </table:table-cell>
          <table:table-cell office:value-type="float" office:value="0.272727280855179">
            <text:p>0.2727272809</text:p>
          </table:table-cell>
          <table:table-cell office:value-type="float" office:value="1262.90893961551">
            <text:p>1262.9089396155</text:p>
          </table:table-cell>
          <table:table-cell office:value-type="float" office:value="923.006500244141">
            <text:p>923.0065002441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Org3</text:p>
          </table:table-cell>
          <table:table-cell office:value-type="float" office:value="0.7546863854">
            <text:p>0.7546863854</text:p>
          </table:table-cell>
          <table:table-cell office:value-type="float" office:value="0.6410704255">
            <text:p>0.6410704255</text:p>
          </table:table-cell>
          <table:table-cell office:value-type="float" office:value="854.5850830078">
            <text:p>854.5850830078</text:p>
          </table:table-cell>
          <table:table-cell office:value-type="float" office:value="0.6923302412">
            <text:p>0.6923302412</text:p>
          </table:table-cell>
          <table:table-cell office:value-type="float" office:value="396.455078125">
            <text:p>396.455078125</text:p>
          </table:table-cell>
          <table:table-cell office:value-type="float" office:value="0.4252250046">
            <text:p>0.4252250046</text:p>
          </table:table-cell>
          <table:table-cell office:value-type="float" office:value="0.2727272809">
            <text:p>0.2727272809</text:p>
          </table:table-cell>
          <table:table-cell office:value-type="float" office:value="1343.4309181693">
            <text:p>1343.4309181693</text:p>
          </table:table-cell>
          <table:table-cell office:value-type="float" office:value="1013.2209167481">
            <text:p>1013.2209167481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8095881045">
            <text:p>0.8095881045</text:p>
          </table:table-cell>
          <table:table-cell office:value-type="float" office:value="0.7379551232">
            <text:p>0.7379551232</text:p>
          </table:table-cell>
          <table:table-cell office:value-type="float" office:value="878.4289245605">
            <text:p>878.4289245605</text:p>
          </table:table-cell>
          <table:table-cell office:value-type="float" office:value="1.1947391629">
            <text:p>1.1947391629</text:p>
          </table:table-cell>
          <table:table-cell office:value-type="float" office:value="375.5193786621">
            <text:p>375.5193786621</text:p>
          </table:table-cell>
          <table:table-cell office:value-type="float" office:value="0.4003402591">
            <text:p>0.4003402591</text:p>
          </table:table-cell>
          <table:table-cell office:value-type="float" office:value="0.3129251599">
            <text:p>0.3129251599</text:p>
          </table:table-cell>
          <table:table-cell office:value-type="float" office:value="1583.5767988758">
            <text:p>1583.5767988758</text:p>
          </table:table-cell>
          <table:table-cell office:value-type="float" office:value="1322.6903076172">
            <text:p>1322.6903076172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7657884359">
            <text:p>0.7657884359</text:p>
          </table:table-cell>
          <table:table-cell office:value-type="float" office:value="0.7237178087">
            <text:p>0.7237178087</text:p>
          </table:table-cell>
          <table:table-cell office:value-type="float" office:value="858.6511230469">
            <text:p>858.6511230469</text:p>
          </table:table-cell>
          <table:table-cell office:value-type="float" office:value="0.5947176516">
            <text:p>0.5947176516</text:p>
          </table:table-cell>
          <table:table-cell office:value-type="float" office:value="414.9720458984">
            <text:p>414.9720458984</text:p>
          </table:table-cell>
          <table:table-cell office:value-type="float" office:value="0.4322292209">
            <text:p>0.4322292209</text:p>
          </table:table-cell>
          <table:table-cell office:value-type="float" office:value="0.2727272809">
            <text:p>0.2727272809</text:p>
          </table:table-cell>
          <table:table-cell office:value-type="float" office:value="1232.4753248759">
            <text:p>1232.4753248759</text:p>
          </table:table-cell>
          <table:table-cell office:value-type="float" office:value="928.5966186523">
            <text:p>928.5966186523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Org4</text:p>
          </table:table-cell>
          <table:table-cell office:value-type="float" office:value="0.2776641548">
            <text:p>0.2776641548</text:p>
          </table:table-cell>
          <table:table-cell office:value-type="float" office:value="0.863835603">
            <text:p>0.863835603</text:p>
          </table:table-cell>
          <table:table-cell office:value-type="float" office:value="3112.8299560547">
            <text:p>3112.8299560547</text:p>
          </table:table-cell>
          <table:table-cell office:value-type="float" office:value="0.843609333">
            <text:p>0.843609333</text:p>
          </table:table-cell>
          <table:table-cell office:value-type="float" office:value="1563.3499145508">
            <text:p>1563.3499145508</text:p>
          </table:table-cell>
          <table:table-cell office:value-type="float" office:value="0.6499487758">
            <text:p>0.6499487758</text:p>
          </table:table-cell>
          <table:table-cell office:value-type="float" office:value="0.1818181872">
            <text:p>0.1818181872</text:p>
          </table:table-cell>
          <table:table-cell office:value-type="float" office:value="4546.7304673521">
            <text:p>4546.7304673521</text:p>
          </table:table-cell>
          <table:table-cell office:value-type="float" office:value="3467.2760009766">
            <text:p>3467.2760009766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Org4</text:p>
          </table:table-cell>
          <table:table-cell office:value-type="float" office:value="0.6518589258">
            <text:p>0.6518589258</text:p>
          </table:table-cell>
          <table:table-cell office:value-type="float" office:value="0.7626083493">
            <text:p>0.7626083493</text:p>
          </table:table-cell>
          <table:table-cell office:value-type="float" office:value="3033.6815185547">
            <text:p>3033.6815185547</text:p>
          </table:table-cell>
          <table:table-cell office:value-type="float" office:value="0.6461413205">
            <text:p>0.6461413205</text:p>
          </table:table-cell>
          <table:table-cell office:value-type="float" office:value="1351.3372802734">
            <text:p>1351.3372802734</text:p>
          </table:table-cell>
          <table:table-cell office:value-type="float" office:value="0.4513371587">
            <text:p>0.4513371587</text:p>
          </table:table-cell>
          <table:table-cell office:value-type="float" office:value="0.2830188572">
            <text:p>0.2830188572</text:p>
          </table:table-cell>
          <table:table-cell office:value-type="float" office:value="6306.535031253">
            <text:p>6306.535031253</text:p>
          </table:table-cell>
          <table:table-cell office:value-type="float" office:value="5520.0234375">
            <text:p>5520.0234375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Org4</text:p>
          </table:table-cell>
          <table:table-cell office:value-type="float" office:value="0.2776641548">
            <text:p>0.2776641548</text:p>
          </table:table-cell>
          <table:table-cell office:value-type="float" office:value="0.863835603">
            <text:p>0.863835603</text:p>
          </table:table-cell>
          <table:table-cell office:value-type="float" office:value="3112.8299560547">
            <text:p>3112.8299560547</text:p>
          </table:table-cell>
          <table:table-cell office:value-type="float" office:value="0.843609333">
            <text:p>0.843609333</text:p>
          </table:table-cell>
          <table:table-cell office:value-type="float" office:value="1563.3499145508">
            <text:p>1563.3499145508</text:p>
          </table:table-cell>
          <table:table-cell office:value-type="float" office:value="0.6499487758">
            <text:p>0.6499487758</text:p>
          </table:table-cell>
          <table:table-cell office:value-type="float" office:value="0.1818181872">
            <text:p>0.1818181872</text:p>
          </table:table-cell>
          <table:table-cell office:value-type="float" office:value="4546.7304673521">
            <text:p>4546.7304673521</text:p>
          </table:table-cell>
          <table:table-cell office:value-type="float" office:value="3467.2760009766">
            <text:p>3467.2760009766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Org4</text:p>
          </table:table-cell>
          <table:table-cell office:value-type="float" office:value="0.2572500557">
            <text:p>0.2572500557</text:p>
          </table:table-cell>
          <table:table-cell office:value-type="float" office:value="1.0018105507">
            <text:p>1.0018105507</text:p>
          </table:table-cell>
          <table:table-cell office:value-type="float" office:value="3265.5343017578">
            <text:p>3265.5343017578</text:p>
          </table:table-cell>
          <table:table-cell office:value-type="float" office:value="1.1378866434">
            <text:p>1.1378866434</text:p>
          </table:table-cell>
          <table:table-cell office:value-type="float" office:value="2014.5744628906">
            <text:p>2014.5744628906</text:p>
          </table:table-cell>
          <table:table-cell office:value-type="float" office:value="0.6661631465">
            <text:p>0.6661631465</text:p>
          </table:table-cell>
          <table:table-cell office:value-type="float" office:value="0.1818181872">
            <text:p>0.1818181872</text:p>
          </table:table-cell>
          <table:table-cell office:value-type="float" office:value="3846.9793417011">
            <text:p>3846.9793417011</text:p>
          </table:table-cell>
          <table:table-cell office:value-type="float" office:value="2392.3597412109">
            <text:p>2392.3597412109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8988235295">
            <text:p>0.8988235295</text:p>
          </table:table-cell>
          <table:table-cell office:value-type="float" office:value="0.8806058764">
            <text:p>0.8806058764</text:p>
          </table:table-cell>
          <table:table-cell office:value-type="float" office:value="2384.0622558594">
            <text:p>2384.0622558594</text:p>
          </table:table-cell>
          <table:table-cell office:value-type="float" office:value="0.7820036113">
            <text:p>0.7820036113</text:p>
          </table:table-cell>
          <table:table-cell office:value-type="float" office:value="1555.8395996094">
            <text:p>1555.8395996094</text:p>
          </table:table-cell>
          <table:table-cell office:value-type="float" office:value="0.4963825643">
            <text:p>0.4963825643</text:p>
          </table:table-cell>
          <table:table-cell office:value-type="float" office:value="0.2830188572">
            <text:p>0.2830188572</text:p>
          </table:table-cell>
          <table:table-cell office:value-type="float" office:value="3554.7244381387">
            <text:p>3554.7244381387</text:p>
          </table:table-cell>
          <table:table-cell office:value-type="float" office:value="2681.4298095703">
            <text:p>2681.4298095703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2594505548">
            <text:p>0.2594505548</text:p>
          </table:table-cell>
          <table:table-cell office:value-type="float" office:value="0.8863810003">
            <text:p>0.8863810003</text:p>
          </table:table-cell>
          <table:table-cell office:value-type="float" office:value="3130.9272460938">
            <text:p>3130.9272460938</text:p>
          </table:table-cell>
          <table:table-cell office:value-type="float" office:value="0.9027444124">
            <text:p>0.9027444124</text:p>
          </table:table-cell>
          <table:table-cell office:value-type="float" office:value="1407.396484375">
            <text:p>1407.396484375</text:p>
          </table:table-cell>
          <table:table-cell office:value-type="float" office:value="0.6787055433">
            <text:p>0.6787055433</text:p>
          </table:table-cell>
          <table:table-cell office:value-type="float" office:value="0.1818181872">
            <text:p>0.1818181872</text:p>
          </table:table-cell>
          <table:table-cell office:value-type="float" office:value="4783.8237882084">
            <text:p>4783.8237882084</text:p>
          </table:table-cell>
          <table:table-cell office:value-type="float" office:value="3569.5980224609">
            <text:p>3569.5980224609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Org4</text:p>
          </table:table-cell>
          <table:table-cell office:value-type="float" office:value="0.3168597966">
            <text:p>0.3168597966</text:p>
          </table:table-cell>
          <table:table-cell office:value-type="float" office:value="0.8990588784">
            <text:p>0.8990588784</text:p>
          </table:table-cell>
          <table:table-cell office:value-type="float" office:value="3172.3471679688">
            <text:p>3172.3471679688</text:p>
          </table:table-cell>
          <table:table-cell office:value-type="float" office:value="1.4431781173">
            <text:p>1.4431781173</text:p>
          </table:table-cell>
          <table:table-cell office:value-type="float" office:value="2841.7834472656">
            <text:p>2841.7834472656</text:p>
          </table:table-cell>
          <table:table-cell office:value-type="float" office:value="0.770195812">
            <text:p>0.770195812</text:p>
          </table:table-cell>
          <table:table-cell office:value-type="float" office:value="0.1818181872">
            <text:p>0.1818181872</text:p>
          </table:table-cell>
          <table:table-cell office:value-type="float" office:value="3631.0258241415">
            <text:p>3631.0258241415</text:p>
          </table:table-cell>
          <table:table-cell office:value-type="float" office:value="2059.3264160156">
            <text:p>2059.3264160156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8979656398">
            <text:p>0.8979656398</text:p>
          </table:table-cell>
          <table:table-cell office:value-type="float" office:value="0.7952446342">
            <text:p>0.7952446342</text:p>
          </table:table-cell>
          <table:table-cell office:value-type="float" office:value="2466.6396484375">
            <text:p>2466.6396484375</text:p>
          </table:table-cell>
          <table:table-cell office:value-type="float" office:value="0.8665921688">
            <text:p>0.8665921688</text:p>
          </table:table-cell>
          <table:table-cell office:value-type="float" office:value="1706.7818603516">
            <text:p>1706.7818603516</text:p>
          </table:table-cell>
          <table:table-cell office:value-type="float" office:value="0.5065314472">
            <text:p>0.5065314472</text:p>
          </table:table-cell>
          <table:table-cell office:value-type="float" office:value="0.2971698195">
            <text:p>0.2971698195</text:p>
          </table:table-cell>
          <table:table-cell office:value-type="float" office:value="3591.6417928555">
            <text:p>3591.6417928555</text:p>
          </table:table-cell>
          <table:table-cell office:value-type="float" office:value="2669.7841796875">
            <text:p>2669.7841796875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264167681336403">
            <text:p>0.2641676813</text:p>
          </table:table-cell>
          <table:table-cell office:value-type="float" office:value="0.860786646604538">
            <text:p>0.8607866466</text:p>
          </table:table-cell>
          <table:table-cell office:value-type="float" office:value="3093.50988769531">
            <text:p>3093.5098876953</text:p>
          </table:table-cell>
          <table:table-cell office:value-type="float" office:value="0.862895727157593">
            <text:p>0.8628957272</text:p>
          </table:table-cell>
          <table:table-cell office:value-type="float" office:value="1532.04235839844">
            <text:p>1532.0423583984</text:p>
          </table:table-cell>
          <table:table-cell office:value-type="float" office:value="0.674992710351944">
            <text:p>0.6749927104</text:p>
          </table:table-cell>
          <table:table-cell office:value-type="float" office:value="0.227272734045982">
            <text:p>0.227272734</text:p>
          </table:table-cell>
          <table:table-cell office:value-type="float" office:value="4685.14206873852">
            <text:p>4685.1420687385</text:p>
          </table:table-cell>
          <table:table-cell office:value-type="float" office:value="3543.56140136719">
            <text:p>3543.5614013672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Org4</text:p>
          </table:table-cell>
          <table:table-cell office:value-type="float" office:value="0.2883711606">
            <text:p>0.2883711606</text:p>
          </table:table-cell>
          <table:table-cell office:value-type="float" office:value="0.9392723739">
            <text:p>0.9392723739</text:p>
          </table:table-cell>
          <table:table-cell office:value-type="float" office:value="2761.6019287109">
            <text:p>2761.6019287109</text:p>
          </table:table-cell>
          <table:table-cell office:value-type="float" office:value="0.9962942302">
            <text:p>0.9962942302</text:p>
          </table:table-cell>
          <table:table-cell office:value-type="float" office:value="1751.6005859375">
            <text:p>1751.6005859375</text:p>
          </table:table-cell>
          <table:table-cell office:value-type="float" office:value="0.6865603924">
            <text:p>0.6865603924</text:p>
          </table:table-cell>
          <table:table-cell office:value-type="float" office:value="0.1818181872">
            <text:p>0.1818181872</text:p>
          </table:table-cell>
          <table:table-cell office:value-type="float" office:value="3639.1044108201">
            <text:p>3639.1044108201</text:p>
          </table:table-cell>
          <table:table-cell office:value-type="float" office:value="2643.8250732422">
            <text:p>2643.8250732422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8858952522">
            <text:p>0.8858952522</text:p>
          </table:table-cell>
          <table:table-cell office:value-type="float" office:value="0.8021068275">
            <text:p>0.8021068275</text:p>
          </table:table-cell>
          <table:table-cell office:value-type="float" office:value="2571.0886230469">
            <text:p>2571.0886230469</text:p>
          </table:table-cell>
          <table:table-cell office:value-type="float" office:value="0.6927903295">
            <text:p>0.6927903295</text:p>
          </table:table-cell>
          <table:table-cell office:value-type="float" office:value="1404.2086181641">
            <text:p>1404.2086181641</text:p>
          </table:table-cell>
          <table:table-cell office:value-type="float" office:value="0.4879026115">
            <text:p>0.4879026115</text:p>
          </table:table-cell>
          <table:table-cell office:value-type="float" office:value="0.2830188572">
            <text:p>0.2830188572</text:p>
          </table:table-cell>
          <table:table-cell office:value-type="float" office:value="4137.5696620507">
            <text:p>4137.5696620507</text:p>
          </table:table-cell>
          <table:table-cell office:value-type="float" office:value="3238.5843505859">
            <text:p>3238.5843505859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3010879159">
            <text:p>0.3010879159</text:p>
          </table:table-cell>
          <table:table-cell office:value-type="float" office:value="0.8474287987">
            <text:p>0.8474287987</text:p>
          </table:table-cell>
          <table:table-cell office:value-type="float" office:value="3057.1870117188">
            <text:p>3057.1870117188</text:p>
          </table:table-cell>
          <table:table-cell office:value-type="float" office:value="0.8656674325">
            <text:p>0.8656674325</text:p>
          </table:table-cell>
          <table:table-cell office:value-type="float" office:value="1544.2484130859">
            <text:p>1544.2484130859</text:p>
          </table:table-cell>
          <table:table-cell office:value-type="float" office:value="0.6293910146">
            <text:p>0.6293910146</text:p>
          </table:table-cell>
          <table:table-cell office:value-type="float" office:value="0.227272734">
            <text:p>0.227272734</text:p>
          </table:table-cell>
          <table:table-cell office:value-type="float" office:value="4529.7819723127">
            <text:p>4529.7819723127</text:p>
          </table:table-cell>
          <table:table-cell office:value-type="float" office:value="3440.9724121094">
            <text:p>3440.9724121094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Org5</text:p>
          </table:table-cell>
          <table:table-cell office:value-type="float" office:value="0.549520582">
            <text:p>0.549520582</text:p>
          </table:table-cell>
          <table:table-cell office:value-type="float" office:value="1.0931863189">
            <text:p>1.0931863189</text:p>
          </table:table-cell>
          <table:table-cell office:value-type="float" office:value="4691.4470214844">
            <text:p>4691.4470214844</text:p>
          </table:table-cell>
          <table:table-cell office:value-type="float" office:value="1.067548275">
            <text:p>1.067548275</text:p>
          </table:table-cell>
          <table:table-cell office:value-type="float" office:value="1989.9145507813">
            <text:p>1989.9145507813</text:p>
          </table:table-cell>
          <table:table-cell office:value-type="float" office:value="0.392863974">
            <text:p>0.392863974</text:p>
          </table:table-cell>
          <table:table-cell office:value-type="float" office:value="0.3000000119">
            <text:p>0.3000000119</text:p>
          </table:table-cell>
          <table:table-cell office:value-type="float" office:value="7463.2434307553">
            <text:p>7463.2434307553</text:p>
          </table:table-cell>
          <table:table-cell office:value-type="float" office:value="6109.4165039063">
            <text:p>6109.4165039063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Org5</text:p>
          </table:table-cell>
          <table:table-cell office:value-type="float" office:value="0.9141379297">
            <text:p>0.9141379297</text:p>
          </table:table-cell>
          <table:table-cell office:value-type="float" office:value="0.3916816115">
            <text:p>0.3916816115</text:p>
          </table:table-cell>
          <table:table-cell office:value-type="float" office:value="1752.5338745117">
            <text:p>1752.5338745117</text:p>
          </table:table-cell>
          <table:table-cell office:value-type="float" office:value="0.273815617">
            <text:p>0.273815617</text:p>
          </table:table-cell>
          <table:table-cell office:value-type="float" office:value="977.5703125">
            <text:p>977.5703125</text:p>
          </table:table-cell>
          <table:table-cell office:value-type="float" office:value="0.1929936409">
            <text:p>0.1929936409</text:p>
          </table:table-cell>
          <table:table-cell office:value-type="float" office:value="0.6000000238">
            <text:p>0.6000000238</text:p>
          </table:table-cell>
          <table:table-cell office:value-type="float" office:value="2534.9794590635">
            <text:p>2534.9794590635</text:p>
          </table:table-cell>
          <table:table-cell office:value-type="float" office:value="1702.0876464844">
            <text:p>1702.0876464844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Org5</text:p>
          </table:table-cell>
          <table:table-cell office:value-type="float" office:value="0.549520582">
            <text:p>0.549520582</text:p>
          </table:table-cell>
          <table:table-cell office:value-type="float" office:value="1.0931863189">
            <text:p>1.0931863189</text:p>
          </table:table-cell>
          <table:table-cell office:value-type="float" office:value="4691.4470214844">
            <text:p>4691.4470214844</text:p>
          </table:table-cell>
          <table:table-cell office:value-type="float" office:value="1.067548275">
            <text:p>1.067548275</text:p>
          </table:table-cell>
          <table:table-cell office:value-type="float" office:value="1989.9145507813">
            <text:p>1989.9145507813</text:p>
          </table:table-cell>
          <table:table-cell office:value-type="float" office:value="0.392863974">
            <text:p>0.392863974</text:p>
          </table:table-cell>
          <table:table-cell office:value-type="float" office:value="0.3000000119">
            <text:p>0.3000000119</text:p>
          </table:table-cell>
          <table:table-cell office:value-type="float" office:value="7463.2434307553">
            <text:p>7463.2434307553</text:p>
          </table:table-cell>
          <table:table-cell office:value-type="float" office:value="6109.4165039063">
            <text:p>6109.4165039063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Org5</text:p>
          </table:table-cell>
          <table:table-cell office:value-type="float" office:value="0.4835886806">
            <text:p>0.4835886806</text:p>
          </table:table-cell>
          <table:table-cell office:value-type="float" office:value="1.278583169">
            <text:p>1.278583169</text:p>
          </table:table-cell>
          <table:table-cell office:value-type="float" office:value="7010.3354492188">
            <text:p>7010.3354492188</text:p>
          </table:table-cell>
          <table:table-cell office:value-type="float" office:value="2.1890628338">
            <text:p>2.1890628338</text:p>
          </table:table-cell>
          <table:table-cell office:value-type="float" office:value="3811.7229003906">
            <text:p>3811.7229003906</text:p>
          </table:table-cell>
          <table:table-cell office:value-type="float" office:value="0.689817965">
            <text:p>0.689817965</text:p>
          </table:table-cell>
          <table:table-cell office:value-type="float" office:value="0.1000000015">
            <text:p>0.1000000015</text:p>
          </table:table-cell>
          <table:table-cell office:value-type="float" office:value="10307.2237353857">
            <text:p>10307.2237353857</text:p>
          </table:table-cell>
          <table:table-cell office:value-type="float" office:value="4927.4025878906">
            <text:p>4927.4025878906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8949951828">
            <text:p>0.8949951828</text:p>
          </table:table-cell>
          <table:table-cell office:value-type="float" office:value="0.495599702">
            <text:p>0.495599702</text:p>
          </table:table-cell>
          <table:table-cell office:value-type="float" office:value="1585.4246826172">
            <text:p>1585.4246826172</text:p>
          </table:table-cell>
          <table:table-cell office:value-type="float" office:value="0.4470338076">
            <text:p>0.4470338076</text:p>
          </table:table-cell>
          <table:table-cell office:value-type="float" office:value="1160.0788574219">
            <text:p>1160.0788574219</text:p>
          </table:table-cell>
          <table:table-cell office:value-type="float" office:value="0.1980143264">
            <text:p>0.1980143264</text:p>
          </table:table-cell>
          <table:table-cell office:value-type="float" office:value="0.5500000119">
            <text:p>0.5500000119</text:p>
          </table:table-cell>
          <table:table-cell office:value-type="float" office:value="1945.4955339354">
            <text:p>1945.4955339354</text:p>
          </table:table-cell>
          <table:table-cell office:value-type="float" office:value="1317.6329345703">
            <text:p>1317.6329345703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5855109096">
            <text:p>0.5855109096</text:p>
          </table:table-cell>
          <table:table-cell office:value-type="float" office:value="1.1803414822">
            <text:p>1.1803414822</text:p>
          </table:table-cell>
          <table:table-cell office:value-type="float" office:value="4683.1813964844">
            <text:p>4683.1813964844</text:p>
          </table:table-cell>
          <table:table-cell office:value-type="float" office:value="1.0366417766">
            <text:p>1.0366417766</text:p>
          </table:table-cell>
          <table:table-cell office:value-type="float" office:value="1972.9489746094">
            <text:p>1972.9489746094</text:p>
          </table:table-cell>
          <table:table-cell office:value-type="float" office:value="0.3890186697">
            <text:p>0.3890186697</text:p>
          </table:table-cell>
          <table:table-cell office:value-type="float" office:value="0.2500000075">
            <text:p>0.2500000075</text:p>
          </table:table-cell>
          <table:table-cell office:value-type="float" office:value="7555.8080420135">
            <text:p>7555.8080420135</text:p>
          </table:table-cell>
          <table:table-cell office:value-type="float" office:value="6024.27734375">
            <text:p>6024.27734375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Org5</text:p>
          </table:table-cell>
          <table:table-cell office:value-type="float" office:value="0.5862053633">
            <text:p>0.5862053633</text:p>
          </table:table-cell>
          <table:table-cell office:value-type="float" office:value="1.1152132154">
            <text:p>1.1152132154</text:p>
          </table:table-cell>
          <table:table-cell office:value-type="float" office:value="4385.5444335938">
            <text:p>4385.5444335938</text:p>
          </table:table-cell>
          <table:table-cell office:value-type="float" office:value="1.0186317861">
            <text:p>1.0186317861</text:p>
          </table:table-cell>
          <table:table-cell office:value-type="float" office:value="2149.1845703125">
            <text:p>2149.1845703125</text:p>
          </table:table-cell>
          <table:table-cell office:value-type="float" office:value="0.5476210415">
            <text:p>0.5476210415</text:p>
          </table:table-cell>
          <table:table-cell office:value-type="float" office:value="0.200000003">
            <text:p>0.200000003</text:p>
          </table:table-cell>
          <table:table-cell office:value-type="float" office:value="6253.0570765284">
            <text:p>6253.0570765284</text:p>
          </table:table-cell>
          <table:table-cell office:value-type="float" office:value="4929.8681640625">
            <text:p>4929.8681640625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8920063078">
            <text:p>0.8920063078</text:p>
          </table:table-cell>
          <table:table-cell office:value-type="float" office:value="0.4767109901">
            <text:p>0.4767109901</text:p>
          </table:table-cell>
          <table:table-cell office:value-type="float" office:value="1539.7244262695">
            <text:p>1539.7244262695</text:p>
          </table:table-cell>
          <table:table-cell office:value-type="float" office:value="0.4003396481">
            <text:p>0.4003396481</text:p>
          </table:table-cell>
          <table:table-cell office:value-type="float" office:value="798.7957763672">
            <text:p>798.7957763672</text:p>
          </table:table-cell>
          <table:table-cell office:value-type="float" office:value="0.174672991">
            <text:p>0.174672991</text:p>
          </table:table-cell>
          <table:table-cell office:value-type="float" office:value="0.5">
            <text:p>0.5</text:p>
          </table:table-cell>
          <table:table-cell office:value-type="float" office:value="2011.0687925508">
            <text:p>2011.0687925508</text:p>
          </table:table-cell>
          <table:table-cell office:value-type="float" office:value="1458.3695068359">
            <text:p>1458.3695068359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58077347278595">
            <text:p>0.5807734728</text:p>
          </table:table-cell>
          <table:table-cell office:value-type="float" office:value="1.09003990888596">
            <text:p>1.0900399089</text:p>
          </table:table-cell>
          <table:table-cell office:value-type="float" office:value="4688.15673828125">
            <text:p>4688.1567382813</text:p>
          </table:table-cell>
          <table:table-cell office:value-type="float" office:value="1.02412796020508">
            <text:p>1.0241279602</text:p>
          </table:table-cell>
          <table:table-cell office:value-type="float" office:value="1966.10534667969">
            <text:p>1966.1053466797</text:p>
          </table:table-cell>
          <table:table-cell office:value-type="float" office:value="0.388121426105499">
            <text:p>0.3881214261</text:p>
          </table:table-cell>
          <table:table-cell office:value-type="float" office:value="0.300000011920929">
            <text:p>0.3000000119</text:p>
          </table:table-cell>
          <table:table-cell office:value-type="float" office:value="7526.25719444197">
            <text:p>7526.257194442</text:p>
          </table:table-cell>
          <table:table-cell office:value-type="float" office:value="5983.51928710938">
            <text:p>5983.5192871094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Org5</text:p>
          </table:table-cell>
          <table:table-cell office:value-type="float" office:value="0.4362206012">
            <text:p>0.4362206012</text:p>
          </table:table-cell>
          <table:table-cell office:value-type="float" office:value="1.0198633075">
            <text:p>1.0198633075</text:p>
          </table:table-cell>
          <table:table-cell office:value-type="float" office:value="4427.4841308594">
            <text:p>4427.4841308594</text:p>
          </table:table-cell>
          <table:table-cell office:value-type="float" office:value="1.1688706279">
            <text:p>1.1688706279</text:p>
          </table:table-cell>
          <table:table-cell office:value-type="float" office:value="2393.0145263672">
            <text:p>2393.0145263672</text:p>
          </table:table-cell>
          <table:table-cell office:value-type="float" office:value="0.4756549001">
            <text:p>0.4756549001</text:p>
          </table:table-cell>
          <table:table-cell office:value-type="float" office:value="0.200000003">
            <text:p>0.200000003</text:p>
          </table:table-cell>
          <table:table-cell office:value-type="float" office:value="6334.3952820275">
            <text:p>6334.3952820275</text:p>
          </table:table-cell>
          <table:table-cell office:value-type="float" office:value="4624.3449707031">
            <text:p>4624.3449707031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8594907522">
            <text:p>0.8594907522</text:p>
          </table:table-cell>
          <table:table-cell office:value-type="float" office:value="0.5400918424">
            <text:p>0.5400918424</text:p>
          </table:table-cell>
          <table:table-cell office:value-type="float" office:value="1577.9221191406">
            <text:p>1577.9221191406</text:p>
          </table:table-cell>
          <table:table-cell office:value-type="float" office:value="0.4852965176">
            <text:p>0.4852965176</text:p>
          </table:table-cell>
          <table:table-cell office:value-type="float" office:value="1003.1199951172">
            <text:p>1003.1199951172</text:p>
          </table:table-cell>
          <table:table-cell office:value-type="float" office:value="0.1803619936">
            <text:p>0.1803619936</text:p>
          </table:table-cell>
          <table:table-cell office:value-type="float" office:value="0.5500000119">
            <text:p>0.5500000119</text:p>
          </table:table-cell>
          <table:table-cell office:value-type="float" office:value="2066.5661495145">
            <text:p>2066.5661495145</text:p>
          </table:table-cell>
          <table:table-cell office:value-type="float" office:value="1546.7654418945">
            <text:p>1546.7654418945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5839497745">
            <text:p>0.5839497745</text:p>
          </table:table-cell>
          <table:table-cell office:value-type="float" office:value="1.1214629412">
            <text:p>1.1214629412</text:p>
          </table:table-cell>
          <table:table-cell office:value-type="float" office:value="4677.0717773438">
            <text:p>4677.0717773438</text:p>
          </table:table-cell>
          <table:table-cell office:value-type="float" office:value="1.0356576741">
            <text:p>1.0356576741</text:p>
          </table:table-cell>
          <table:table-cell office:value-type="float" office:value="2050.1271972656">
            <text:p>2050.1271972656</text:p>
          </table:table-cell>
          <table:table-cell office:value-type="float" office:value="0.405332759">
            <text:p>0.405332759</text:p>
          </table:table-cell>
          <table:table-cell office:value-type="float" office:value="0.3000000119">
            <text:p>0.3000000119</text:p>
          </table:table-cell>
          <table:table-cell office:value-type="float" office:value="7370.9967115894">
            <text:p>7370.9967115894</text:p>
          </table:table-cell>
          <table:table-cell office:value-type="float" office:value="5913.8562011719">
            <text:p>5913.8562011719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Org6</text:p>
          </table:table-cell>
          <table:table-cell office:value-type="float" office:value="0.7998722792">
            <text:p>0.7998722792</text:p>
          </table:table-cell>
          <table:table-cell office:value-type="float" office:value="0.795306772">
            <text:p>0.795306772</text:p>
          </table:table-cell>
          <table:table-cell office:value-type="float" office:value="1813.3480834961">
            <text:p>1813.3480834961</text:p>
          </table:table-cell>
          <table:table-cell office:value-type="float" office:value="0.6492301226">
            <text:p>0.6492301226</text:p>
          </table:table-cell>
          <table:table-cell office:value-type="float" office:value="1244.2029418945">
            <text:p>1244.2029418945</text:p>
          </table:table-cell>
          <table:table-cell office:value-type="float" office:value="0.4020930529">
            <text:p>0.4020930529</text:p>
          </table:table-cell>
          <table:table-cell office:value-type="float" office:value="0.3000000119">
            <text:p>0.3000000119</text:p>
          </table:table-cell>
          <table:table-cell office:value-type="float" office:value="2247.6911935469">
            <text:p>2247.6911935469</text:p>
          </table:table-cell>
          <table:table-cell office:value-type="float" office:value="1436.6940917969">
            <text:p>1436.6940917969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Org6</text:p>
          </table:table-cell>
          <table:table-cell office:value-type="float" office:value="0.7838946879">
            <text:p>0.7838946879</text:p>
          </table:table-cell>
          <table:table-cell office:value-type="float" office:value="0.7390884459">
            <text:p>0.7390884459</text:p>
          </table:table-cell>
          <table:table-cell office:value-type="float" office:value="1483.9364013672">
            <text:p>1483.9364013672</text:p>
          </table:table-cell>
          <table:table-cell office:value-type="float" office:value="0.7559906244">
            <text:p>0.7559906244</text:p>
          </table:table-cell>
          <table:table-cell office:value-type="float" office:value="1123.8827514649">
            <text:p>1123.8827514649</text:p>
          </table:table-cell>
          <table:table-cell office:value-type="float" office:value="0.4388340563">
            <text:p>0.4388340563</text:p>
          </table:table-cell>
          <table:table-cell office:value-type="float" office:value="0.2727272809">
            <text:p>0.2727272809</text:p>
          </table:table-cell>
          <table:table-cell office:value-type="float" office:value="1946.1954149107">
            <text:p>1946.1954149107</text:p>
          </table:table-cell>
          <table:table-cell office:value-type="float" office:value="1308.6985473633">
            <text:p>1308.6985473633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Org6</text:p>
          </table:table-cell>
          <table:table-cell office:value-type="float" office:value="0.7998722792">
            <text:p>0.7998722792</text:p>
          </table:table-cell>
          <table:table-cell office:value-type="float" office:value="0.795306772">
            <text:p>0.795306772</text:p>
          </table:table-cell>
          <table:table-cell office:value-type="float" office:value="1813.3480834961">
            <text:p>1813.3480834961</text:p>
          </table:table-cell>
          <table:table-cell office:value-type="float" office:value="0.6492301226">
            <text:p>0.6492301226</text:p>
          </table:table-cell>
          <table:table-cell office:value-type="float" office:value="1244.2029418945">
            <text:p>1244.2029418945</text:p>
          </table:table-cell>
          <table:table-cell office:value-type="float" office:value="0.4020930529">
            <text:p>0.4020930529</text:p>
          </table:table-cell>
          <table:table-cell office:value-type="float" office:value="0.3000000119">
            <text:p>0.3000000119</text:p>
          </table:table-cell>
          <table:table-cell office:value-type="float" office:value="2247.6911935469">
            <text:p>2247.6911935469</text:p>
          </table:table-cell>
          <table:table-cell office:value-type="float" office:value="1436.6940917969">
            <text:p>1436.6940917969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Org6</text:p>
          </table:table-cell>
          <table:table-cell office:value-type="float" office:value="0.7615014911">
            <text:p>0.7615014911</text:p>
          </table:table-cell>
          <table:table-cell office:value-type="float" office:value="8.8353953362">
            <text:p>8.8353953362</text:p>
          </table:table-cell>
          <table:table-cell office:value-type="float" office:value="32406.32421875">
            <text:p>32406.32421875</text:p>
          </table:table-cell>
          <table:table-cell office:value-type="float" office:value="23.5927391052">
            <text:p>23.5927391052</text:p>
          </table:table-cell>
          <table:table-cell office:value-type="float" office:value="32363.8857421875">
            <text:p>32363.8857421875</text:p>
          </table:table-cell>
          <table:table-cell office:value-type="float" office:value="14.1439881325">
            <text:p>14.1439881325</text:p>
          </table:table-cell>
          <table:table-cell office:value-type="float" office:value="0">
            <text:p>0</text:p>
          </table:table-cell>
          <table:table-cell office:value-type="float" office:value="34237.1540916736">
            <text:p>34237.1540916736</text:p>
          </table:table-cell>
          <table:table-cell office:value-type="float" office:value="8375.1416015625">
            <text:p>8375.1416015625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8000180423">
            <text:p>0.8000180423</text:p>
          </table:table-cell>
          <table:table-cell office:value-type="float" office:value="0.7232644856">
            <text:p>0.7232644856</text:p>
          </table:table-cell>
          <table:table-cell office:value-type="float" office:value="1479.1384277344">
            <text:p>1479.1384277344</text:p>
          </table:table-cell>
          <table:table-cell office:value-type="float" office:value="0.8003233969">
            <text:p>0.8003233969</text:p>
          </table:table-cell>
          <table:table-cell office:value-type="float" office:value="1142.5192871094">
            <text:p>1142.5192871094</text:p>
          </table:table-cell>
          <table:table-cell office:value-type="float" office:value="0.413577199">
            <text:p>0.413577199</text:p>
          </table:table-cell>
          <table:table-cell office:value-type="float" office:value="0.2727272809">
            <text:p>0.2727272809</text:p>
          </table:table-cell>
          <table:table-cell office:value-type="float" office:value="1888.0701775843">
            <text:p>1888.0701775843</text:p>
          </table:table-cell>
          <table:table-cell office:value-type="float" office:value="1239.1013793945">
            <text:p>1239.1013793945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8026731312">
            <text:p>0.8026731312</text:p>
          </table:table-cell>
          <table:table-cell office:value-type="float" office:value="0.8492866457">
            <text:p>0.8492866457</text:p>
          </table:table-cell>
          <table:table-cell office:value-type="float" office:value="1865.2802124024">
            <text:p>1865.2802124024</text:p>
          </table:table-cell>
          <table:table-cell office:value-type="float" office:value="0.5863919854">
            <text:p>0.5863919854</text:p>
          </table:table-cell>
          <table:table-cell office:value-type="float" office:value="1203.6546630859">
            <text:p>1203.6546630859</text:p>
          </table:table-cell>
          <table:table-cell office:value-type="float" office:value="0.4481484145">
            <text:p>0.4481484145</text:p>
          </table:table-cell>
          <table:table-cell office:value-type="float" office:value="0.200000003">
            <text:p>0.200000003</text:p>
          </table:table-cell>
          <table:table-cell office:value-type="float" office:value="2382.6836148497">
            <text:p>2382.6836148497</text:p>
          </table:table-cell>
          <table:table-cell office:value-type="float" office:value="1591.8342895508">
            <text:p>1591.8342895508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Org6</text:p>
          </table:table-cell>
          <table:table-cell office:value-type="float" office:value="0.7960840464">
            <text:p>0.7960840464</text:p>
          </table:table-cell>
          <table:table-cell office:value-type="float" office:value="0.7886039019">
            <text:p>0.7886039019</text:p>
          </table:table-cell>
          <table:table-cell office:value-type="float" office:value="1833.5885620117">
            <text:p>1833.5885620117</text:p>
          </table:table-cell>
          <table:table-cell office:value-type="float" office:value="0.8422074914">
            <text:p>0.8422074914</text:p>
          </table:table-cell>
          <table:table-cell office:value-type="float" office:value="1377.8233032227">
            <text:p>1377.8233032227</text:p>
          </table:table-cell>
          <table:table-cell office:value-type="float" office:value="0.376930818">
            <text:p>0.376930818</text:p>
          </table:table-cell>
          <table:table-cell office:value-type="float" office:value="0.3000000119">
            <text:p>0.3000000119</text:p>
          </table:table-cell>
          <table:table-cell office:value-type="float" office:value="2177.1548588126">
            <text:p>2177.1548588126</text:p>
          </table:table-cell>
          <table:table-cell office:value-type="float" office:value="1276.0308227539">
            <text:p>1276.0308227539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8015329838">
            <text:p>0.8015329838</text:p>
          </table:table-cell>
          <table:table-cell office:value-type="float" office:value="0.6979797781">
            <text:p>0.6979797781</text:p>
          </table:table-cell>
          <table:table-cell office:value-type="float" office:value="1333.8963012695">
            <text:p>1333.8963012695</text:p>
          </table:table-cell>
          <table:table-cell office:value-type="float" office:value="0.7968055308">
            <text:p>0.7968055308</text:p>
          </table:table-cell>
          <table:table-cell office:value-type="float" office:value="986.6418457031">
            <text:p>986.6418457031</text:p>
          </table:table-cell>
          <table:table-cell office:value-type="float" office:value="0.3811456114">
            <text:p>0.3811456114</text:p>
          </table:table-cell>
          <table:table-cell office:value-type="float" office:value="0.3636363745">
            <text:p>0.3636363745</text:p>
          </table:table-cell>
          <table:table-cell office:value-type="float" office:value="1757.1098877612">
            <text:p>1757.1098877612</text:p>
          </table:table-cell>
          <table:table-cell office:value-type="float" office:value="1123.9797363281">
            <text:p>1123.9797363281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804755687713623">
            <text:p>0.8047556877</text:p>
          </table:table-cell>
          <table:table-cell office:value-type="float" office:value="0.791979819536209">
            <text:p>0.7919798195</text:p>
          </table:table-cell>
          <table:table-cell office:value-type="float" office:value="1778.79870605469">
            <text:p>1778.7987060547</text:p>
          </table:table-cell>
          <table:table-cell office:value-type="float" office:value="0.60798966884613">
            <text:p>0.6079896688</text:p>
          </table:table-cell>
          <table:table-cell office:value-type="float" office:value="1207.78918457031">
            <text:p>1207.7891845703</text:p>
          </table:table-cell>
          <table:table-cell office:value-type="float" office:value="0.451225474476814">
            <text:p>0.4512254745</text:p>
          </table:table-cell>
          <table:table-cell office:value-type="float" office:value="0.300000011920929">
            <text:p>0.3000000119</text:p>
          </table:table-cell>
          <table:table-cell office:value-type="float" office:value="2271.96705034575">
            <text:p>2271.9670503458</text:p>
          </table:table-cell>
          <table:table-cell office:value-type="float" office:value="1613.29382324219">
            <text:p>1613.2938232422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Org6</text:p>
          </table:table-cell>
          <table:table-cell office:value-type="float" office:value="0.7990006506">
            <text:p>0.7990006506</text:p>
          </table:table-cell>
          <table:table-cell office:value-type="float" office:value="0.8492205143">
            <text:p>0.8492205143</text:p>
          </table:table-cell>
          <table:table-cell office:value-type="float" office:value="1982.3118286133">
            <text:p>1982.3118286133</text:p>
          </table:table-cell>
          <table:table-cell office:value-type="float" office:value="0.8443903923">
            <text:p>0.8443903923</text:p>
          </table:table-cell>
          <table:table-cell office:value-type="float" office:value="1368.6620483399">
            <text:p>1368.6620483399</text:p>
          </table:table-cell>
          <table:table-cell office:value-type="float" office:value="0.4823692888">
            <text:p>0.4823692888</text:p>
          </table:table-cell>
          <table:table-cell office:value-type="float" office:value="0.200000003">
            <text:p>0.200000003</text:p>
          </table:table-cell>
          <table:table-cell office:value-type="float" office:value="2513.0105692132">
            <text:p>2513.0105692132</text:p>
          </table:table-cell>
          <table:table-cell office:value-type="float" office:value="1628.7150878906">
            <text:p>1628.7150878906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8031106591">
            <text:p>0.8031106591</text:p>
          </table:table-cell>
          <table:table-cell office:value-type="float" office:value="0.7633348405">
            <text:p>0.7633348405</text:p>
          </table:table-cell>
          <table:table-cell office:value-type="float" office:value="1454.4215087891">
            <text:p>1454.4215087891</text:p>
          </table:table-cell>
          <table:table-cell office:value-type="float" office:value="0.8403380215">
            <text:p>0.8403380215</text:p>
          </table:table-cell>
          <table:table-cell office:value-type="float" office:value="1050.4116210938">
            <text:p>1050.4116210938</text:p>
          </table:table-cell>
          <table:table-cell office:value-type="float" office:value="0.3498842716">
            <text:p>0.3498842716</text:p>
          </table:table-cell>
          <table:table-cell office:value-type="float" office:value="0.3636363745">
            <text:p>0.3636363745</text:p>
          </table:table-cell>
          <table:table-cell office:value-type="float" office:value="1845.3926240116">
            <text:p>1845.3926240116</text:p>
          </table:table-cell>
          <table:table-cell office:value-type="float" office:value="1238.7972412109">
            <text:p>1238.7972412109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7971948683">
            <text:p>0.7971948683</text:p>
          </table:table-cell>
          <table:table-cell office:value-type="float" office:value="0.7823735476">
            <text:p>0.7823735476</text:p>
          </table:table-cell>
          <table:table-cell office:value-type="float" office:value="1844.8009643555">
            <text:p>1844.8009643555</text:p>
          </table:table-cell>
          <table:table-cell office:value-type="float" office:value="0.6002848148">
            <text:p>0.6002848148</text:p>
          </table:table-cell>
          <table:table-cell office:value-type="float" office:value="1250.6494750977">
            <text:p>1250.6494750977</text:p>
          </table:table-cell>
          <table:table-cell office:value-type="float" office:value="0.4564797878">
            <text:p>0.4564797878</text:p>
          </table:table-cell>
          <table:table-cell office:value-type="float" office:value="0.3000000119">
            <text:p>0.3000000119</text:p>
          </table:table-cell>
          <table:table-cell office:value-type="float" office:value="2394.0954783317">
            <text:p>2394.0954783317</text:p>
          </table:table-cell>
          <table:table-cell office:value-type="float" office:value="1616.9624633789">
            <text:p>1616.9624633789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Org7</text:p>
          </table:table-cell>
          <table:table-cell office:value-type="float" office:value="0.3350831717">
            <text:p>0.3350831717</text:p>
          </table:table-cell>
          <table:table-cell office:value-type="float" office:value="1.2835232615">
            <text:p>1.2835232615</text:p>
          </table:table-cell>
          <table:table-cell office:value-type="float" office:value="5006.16796875">
            <text:p>5006.16796875</text:p>
          </table:table-cell>
          <table:table-cell office:value-type="float" office:value="1.1310249567">
            <text:p>1.1310249567</text:p>
          </table:table-cell>
          <table:table-cell office:value-type="float" office:value="2476.181640625">
            <text:p>2476.181640625</text:p>
          </table:table-cell>
          <table:table-cell office:value-type="float" office:value="0.5822403729">
            <text:p>0.5822403729</text:p>
          </table:table-cell>
          <table:table-cell office:value-type="float" office:value="0.200000003">
            <text:p>0.200000003</text:p>
          </table:table-cell>
          <table:table-cell office:value-type="float" office:value="6795.8897037802">
            <text:p>6795.8897037802</text:p>
          </table:table-cell>
          <table:table-cell office:value-type="float" office:value="4985.7922363281">
            <text:p>4985.7922363281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Org7</text:p>
          </table:table-cell>
          <table:table-cell office:value-type="float" office:value="0.3268063068">
            <text:p>0.3268063068</text:p>
          </table:table-cell>
          <table:table-cell office:value-type="float" office:value="0.9869008064">
            <text:p>0.9869008064</text:p>
          </table:table-cell>
          <table:table-cell office:value-type="float" office:value="3900.1375732422">
            <text:p>3900.1375732422</text:p>
          </table:table-cell>
          <table:table-cell office:value-type="float" office:value="0.5989548564">
            <text:p>0.5989548564</text:p>
          </table:table-cell>
          <table:table-cell office:value-type="float" office:value="1973.9282226563">
            <text:p>1973.9282226563</text:p>
          </table:table-cell>
          <table:table-cell office:value-type="float" office:value="0.5488719344">
            <text:p>0.5488719344</text:p>
          </table:table-cell>
          <table:table-cell office:value-type="float" office:value="0.1818181872">
            <text:p>0.1818181872</text:p>
          </table:table-cell>
          <table:table-cell office:value-type="float" office:value="5875.0018992258">
            <text:p>5875.0018992258</text:p>
          </table:table-cell>
          <table:table-cell office:value-type="float" office:value="4394.7897949219">
            <text:p>4394.7897949219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Org7</text:p>
          </table:table-cell>
          <table:table-cell office:value-type="float" office:value="0.3350831717">
            <text:p>0.3350831717</text:p>
          </table:table-cell>
          <table:table-cell office:value-type="float" office:value="1.2835232615">
            <text:p>1.2835232615</text:p>
          </table:table-cell>
          <table:table-cell office:value-type="float" office:value="5006.16796875">
            <text:p>5006.16796875</text:p>
          </table:table-cell>
          <table:table-cell office:value-type="float" office:value="1.1310249567">
            <text:p>1.1310249567</text:p>
          </table:table-cell>
          <table:table-cell office:value-type="float" office:value="2476.181640625">
            <text:p>2476.181640625</text:p>
          </table:table-cell>
          <table:table-cell office:value-type="float" office:value="0.5822403729">
            <text:p>0.5822403729</text:p>
          </table:table-cell>
          <table:table-cell office:value-type="float" office:value="0.200000003">
            <text:p>0.200000003</text:p>
          </table:table-cell>
          <table:table-cell office:value-type="float" office:value="6795.8897037802">
            <text:p>6795.8897037802</text:p>
          </table:table-cell>
          <table:table-cell office:value-type="float" office:value="4985.7922363281">
            <text:p>4985.7922363281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Org7</text:p>
          </table:table-cell>
          <table:table-cell office:value-type="float" office:value="-0.1227980815">
            <text:p>-0.1227980815</text:p>
          </table:table-cell>
          <table:table-cell office:value-type="float" office:value="4.8881847858">
            <text:p>4.8881847858</text:p>
          </table:table-cell>
          <table:table-cell office:value-type="float" office:value="20714.1337890625">
            <text:p>20714.1337890625</text:p>
          </table:table-cell>
          <table:table-cell office:value-type="float" office:value="9.6271533966">
            <text:p>9.6271533966</text:p>
          </table:table-cell>
          <table:table-cell office:value-type="float" office:value="19437.0107421875">
            <text:p>19437.0107421875</text:p>
          </table:table-cell>
          <table:table-cell office:value-type="float" office:value="3.5836877823">
            <text:p>3.5836877823</text:p>
          </table:table-cell>
          <table:table-cell office:value-type="float" office:value="0">
            <text:p>0</text:p>
          </table:table-cell>
          <table:table-cell office:value-type="float" office:value="25463.6574559521">
            <text:p>25463.6574559521</text:p>
          </table:table-cell>
          <table:table-cell office:value-type="float" office:value="7303.7995605469">
            <text:p>7303.7995605469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4317346513">
            <text:p>0.4317346513</text:p>
          </table:table-cell>
          <table:table-cell office:value-type="float" office:value="0.9343154132">
            <text:p>0.9343154132</text:p>
          </table:table-cell>
          <table:table-cell office:value-type="float" office:value="3951.2834472656">
            <text:p>3951.2834472656</text:p>
          </table:table-cell>
          <table:table-cell office:value-type="float" office:value="0.8391876519">
            <text:p>0.8391876519</text:p>
          </table:table-cell>
          <table:table-cell office:value-type="float" office:value="2868.4694824219">
            <text:p>2868.4694824219</text:p>
          </table:table-cell>
          <table:table-cell office:value-type="float" office:value="0.5625071824">
            <text:p>0.5625071824</text:p>
          </table:table-cell>
          <table:table-cell office:value-type="float" office:value="0.2727272809">
            <text:p>0.2727272809</text:p>
          </table:table-cell>
          <table:table-cell office:value-type="float" office:value="5706.431048318">
            <text:p>5706.431048318</text:p>
          </table:table-cell>
          <table:table-cell office:value-type="float" office:value="3665.9074707031">
            <text:p>3665.9074707031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0924274828">
            <text:p>0.0924274828</text:p>
          </table:table-cell>
          <table:table-cell office:value-type="float" office:value="1.4023542404">
            <text:p>1.4023542404</text:p>
          </table:table-cell>
          <table:table-cell office:value-type="float" office:value="5075.5134277344">
            <text:p>5075.5134277344</text:p>
          </table:table-cell>
          <table:table-cell office:value-type="float" office:value="1.4813525081">
            <text:p>1.4813525081</text:p>
          </table:table-cell>
          <table:table-cell office:value-type="float" office:value="2780.6376953125">
            <text:p>2780.6376953125</text:p>
          </table:table-cell>
          <table:table-cell office:value-type="float" office:value="0.6217081547">
            <text:p>0.6217081547</text:p>
          </table:table-cell>
          <table:table-cell office:value-type="float" office:value="0.200000003">
            <text:p>0.200000003</text:p>
          </table:table-cell>
          <table:table-cell office:value-type="float" office:value="6948.2989951811">
            <text:p>6948.2989951811</text:p>
          </table:table-cell>
          <table:table-cell office:value-type="float" office:value="4998.5737304688">
            <text:p>4998.5737304688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Org7</text:p>
          </table:table-cell>
          <table:table-cell office:value-type="float" office:value="0.0461612046">
            <text:p>0.0461612046</text:p>
          </table:table-cell>
          <table:table-cell office:value-type="float" office:value="1.1757600904">
            <text:p>1.1757600904</text:p>
          </table:table-cell>
          <table:table-cell office:value-type="float" office:value="5468.1284179688">
            <text:p>5468.1284179688</text:p>
          </table:table-cell>
          <table:table-cell office:value-type="float" office:value="2.4882377386">
            <text:p>2.4882377386</text:p>
          </table:table-cell>
          <table:table-cell office:value-type="float" office:value="3970.3383789063">
            <text:p>3970.3383789063</text:p>
          </table:table-cell>
          <table:table-cell office:value-type="float" office:value="0.6798119545">
            <text:p>0.6798119545</text:p>
          </table:table-cell>
          <table:table-cell office:value-type="float" office:value="0.200000003">
            <text:p>0.200000003</text:p>
          </table:table-cell>
          <table:table-cell office:value-type="float" office:value="6601.3284214136">
            <text:p>6601.3284214136</text:p>
          </table:table-cell>
          <table:table-cell office:value-type="float" office:value="4157.0583496094">
            <text:p>4157.0583496094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4133642167">
            <text:p>0.4133642167</text:p>
          </table:table-cell>
          <table:table-cell office:value-type="float" office:value="0.8560968935">
            <text:p>0.8560968935</text:p>
          </table:table-cell>
          <table:table-cell office:value-type="float" office:value="3944.6688232422">
            <text:p>3944.6688232422</text:p>
          </table:table-cell>
          <table:table-cell office:value-type="float" office:value="0.7961722314">
            <text:p>0.7961722314</text:p>
          </table:table-cell>
          <table:table-cell office:value-type="float" office:value="2318.4948730469">
            <text:p>2318.4948730469</text:p>
          </table:table-cell>
          <table:table-cell office:value-type="float" office:value="0.5472643971">
            <text:p>0.5472643971</text:p>
          </table:table-cell>
          <table:table-cell office:value-type="float" office:value="0.2727272809">
            <text:p>0.2727272809</text:p>
          </table:table-cell>
          <table:table-cell office:value-type="float" office:value="5592.3815815594">
            <text:p>5592.3815815594</text:p>
          </table:table-cell>
          <table:table-cell office:value-type="float" office:value="3503.1099853516">
            <text:p>3503.1099853516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209562573581934">
            <text:p>0.2095625736</text:p>
          </table:table-cell>
          <table:table-cell office:value-type="float" office:value="1.25592136383057">
            <text:p>1.2559213638</text:p>
          </table:table-cell>
          <table:table-cell office:value-type="float" office:value="4927.73828125">
            <text:p>4927.73828125</text:p>
          </table:table-cell>
          <table:table-cell office:value-type="float" office:value="1.29062366485596">
            <text:p>1.2906236649</text:p>
          </table:table-cell>
          <table:table-cell office:value-type="float" office:value="2707.048828125">
            <text:p>2707.048828125</text:p>
          </table:table-cell>
          <table:table-cell office:value-type="float" office:value="0.56681489944458">
            <text:p>0.5668148994</text:p>
          </table:table-cell>
          <table:table-cell office:value-type="float" office:value="0.200000002980232">
            <text:p>0.200000003</text:p>
          </table:table-cell>
          <table:table-cell office:value-type="float" office:value="6995.04358419742">
            <text:p>6995.0435841974</text:p>
          </table:table-cell>
          <table:table-cell office:value-type="float" office:value="5134.8291015625">
            <text:p>5134.8291015625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Org7</text:p>
          </table:table-cell>
          <table:table-cell office:value-type="float" office:value="0.3135301173">
            <text:p>0.3135301173</text:p>
          </table:table-cell>
          <table:table-cell office:value-type="float" office:value="1.4614057541">
            <text:p>1.4614057541</text:p>
          </table:table-cell>
          <table:table-cell office:value-type="float" office:value="5238.6223144531">
            <text:p>5238.6223144531</text:p>
          </table:table-cell>
          <table:table-cell office:value-type="float" office:value="1.8524476886">
            <text:p>1.8524476886</text:p>
          </table:table-cell>
          <table:table-cell office:value-type="float" office:value="3600.0125732422">
            <text:p>3600.0125732422</text:p>
          </table:table-cell>
          <table:table-cell office:value-type="float" office:value="0.6742817163">
            <text:p>0.6742817163</text:p>
          </table:table-cell>
          <table:table-cell office:value-type="float" office:value="0.1000000015">
            <text:p>0.1000000015</text:p>
          </table:table-cell>
          <table:table-cell office:value-type="float" office:value="6871.3002000698">
            <text:p>6871.3002000698</text:p>
          </table:table-cell>
          <table:table-cell office:value-type="float" office:value="5084.6577148438">
            <text:p>5084.6577148438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3526366204">
            <text:p>0.3526366204</text:p>
          </table:table-cell>
          <table:table-cell office:value-type="float" office:value="0.9737877846">
            <text:p>0.9737877846</text:p>
          </table:table-cell>
          <table:table-cell office:value-type="float" office:value="3933.7629394531">
            <text:p>3933.7629394531</text:p>
          </table:table-cell>
          <table:table-cell office:value-type="float" office:value="0.5627476275">
            <text:p>0.5627476275</text:p>
          </table:table-cell>
          <table:table-cell office:value-type="float" office:value="1809.8729248047">
            <text:p>1809.8729248047</text:p>
          </table:table-cell>
          <table:table-cell office:value-type="float" office:value="0.5319473147">
            <text:p>0.5319473147</text:p>
          </table:table-cell>
          <table:table-cell office:value-type="float" office:value="0.227272734">
            <text:p>0.227272734</text:p>
          </table:table-cell>
          <table:table-cell office:value-type="float" office:value="5933.4470505243">
            <text:p>5933.4470505243</text:p>
          </table:table-cell>
          <table:table-cell office:value-type="float" office:value="4125.7370605469">
            <text:p>4125.7370605469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2235704288">
            <text:p>0.2235704288</text:p>
          </table:table-cell>
          <table:table-cell office:value-type="float" office:value="1.3163683414">
            <text:p>1.3163683414</text:p>
          </table:table-cell>
          <table:table-cell office:value-type="float" office:value="4897.2985839844">
            <text:p>4897.2985839844</text:p>
          </table:table-cell>
          <table:table-cell office:value-type="float" office:value="1.4090664983">
            <text:p>1.4090664983</text:p>
          </table:table-cell>
          <table:table-cell office:value-type="float" office:value="2820.8918457031">
            <text:p>2820.8918457031</text:p>
          </table:table-cell>
          <table:table-cell office:value-type="float" office:value="0.5998428464">
            <text:p>0.5998428464</text:p>
          </table:table-cell>
          <table:table-cell office:value-type="float" office:value="0.200000003">
            <text:p>0.200000003</text:p>
          </table:table-cell>
          <table:table-cell office:value-type="float" office:value="6717.5094212928">
            <text:p>6717.5094212928</text:p>
          </table:table-cell>
          <table:table-cell office:value-type="float" office:value="4856.1999511719">
            <text:p>4856.1999511719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LSD+MMRE+PRED</text:p>
          </table:table-cell>
          <table:table-cell office:value-type="string">
            <text:p>OrgAll</text:p>
          </table:table-cell>
          <table:table-cell office:value-type="float" office:value="0.6583937407">
            <text:p>0.6583937407</text:p>
          </table:table-cell>
          <table:table-cell office:value-type="float" office:value="0.9031951725">
            <text:p>0.9031951725</text:p>
          </table:table-cell>
          <table:table-cell office:value-type="float" office:value="1758.7263183594">
            <text:p>1758.7263183594</text:p>
          </table:table-cell>
          <table:table-cell office:value-type="float" office:value="0.6236890256">
            <text:p>0.6236890256</text:p>
          </table:table-cell>
          <table:table-cell office:value-type="float" office:value="721.1254882813">
            <text:p>721.1254882813</text:p>
          </table:table-cell>
          <table:table-cell office:value-type="float" office:value="0.4685087055">
            <text:p>0.4685087055</text:p>
          </table:table-cell>
          <table:table-cell office:value-type="float" office:value="0.2307692319">
            <text:p>0.2307692319</text:p>
          </table:table-cell>
          <table:table-cell office:value-type="float" office:value="3271.1651837419">
            <text:p>3271.1651837419</text:p>
          </table:table-cell>
          <table:table-cell office:value-type="float" office:value="2571.4079589844">
            <text:p>2571.4079589844</text:p>
          </table:table-cell>
          <table:table-cell table:number-columns-repeated="2"/>
          <table:table-cell office:value-type="string">
            <text:p>LSD+MMRE+PRED</text:p>
          </table:table-cell>
          <table:table-cell office:value-type="string">
            <text:p>OrgAll</text:p>
          </table:table-cell>
          <table:table-cell office:value-type="float" office:value="0.601541996">
            <text:p>0.601541996</text:p>
          </table:table-cell>
          <table:table-cell office:value-type="float" office:value="0.8820348382">
            <text:p>0.8820348382</text:p>
          </table:table-cell>
          <table:table-cell office:value-type="float" office:value="2051.7091064453">
            <text:p>2051.7091064453</text:p>
          </table:table-cell>
          <table:table-cell office:value-type="float" office:value="1.0270084739">
            <text:p>1.0270084739</text:p>
          </table:table-cell>
          <table:table-cell office:value-type="float" office:value="757.5277099609">
            <text:p>757.5277099609</text:p>
          </table:table-cell>
          <table:table-cell office:value-type="float" office:value="0.4673872739">
            <text:p>0.4673872739</text:p>
          </table:table-cell>
          <table:table-cell office:value-type="float" office:value="0.262180984">
            <text:p>0.262180984</text:p>
          </table:table-cell>
          <table:table-cell office:value-type="float" office:value="4474.9402190127">
            <text:p>4474.9402190127</text:p>
          </table:table-cell>
          <table:table-cell office:value-type="float" office:value="3986.5555419922">
            <text:p>3986.5555419922</text:p>
          </table:table-cell>
          <table:table-cell table:number-columns-repeated="2"/>
          <table:table-cell office:value-type="string">
            <text:p>EnsembleBest(3)</text:p>
          </table:table-cell>
          <table:table-cell office:value-type="string">
            <text:p>OrgAll</text:p>
          </table:table-cell>
          <table:table-cell office:value-type="float" office:value="0.6583937407">
            <text:p>0.6583937407</text:p>
          </table:table-cell>
          <table:table-cell office:value-type="float" office:value="0.9031951725">
            <text:p>0.9031951725</text:p>
          </table:table-cell>
          <table:table-cell office:value-type="float" office:value="1758.7263183594">
            <text:p>1758.7263183594</text:p>
          </table:table-cell>
          <table:table-cell office:value-type="float" office:value="0.6236890256">
            <text:p>0.6236890256</text:p>
          </table:table-cell>
          <table:table-cell office:value-type="float" office:value="721.1254882813">
            <text:p>721.1254882813</text:p>
          </table:table-cell>
          <table:table-cell office:value-type="float" office:value="0.4685087055">
            <text:p>0.4685087055</text:p>
          </table:table-cell>
          <table:table-cell office:value-type="float" office:value="0.2307692319">
            <text:p>0.2307692319</text:p>
          </table:table-cell>
          <table:table-cell office:value-type="float" office:value="3271.1651837419">
            <text:p>3271.1651837419</text:p>
          </table:table-cell>
          <table:table-cell office:value-type="float" office:value="2571.4079589844">
            <text:p>2571.4079589844</text:p>
          </table:table-cell>
        </table:table-row>
        <table:table-row table:style-name="ro1">
          <table:table-cell office:value-type="string">
            <text:p>MAE+RMSE+Corr</text:p>
          </table:table-cell>
          <table:table-cell office:value-type="string">
            <text:p>OrgAll</text:p>
          </table:table-cell>
          <table:table-cell office:value-type="float" office:value="0.6443744302">
            <text:p>0.6443744302</text:p>
          </table:table-cell>
          <table:table-cell office:value-type="float" office:value="1.0686625242">
            <text:p>1.0686625242</text:p>
          </table:table-cell>
          <table:table-cell office:value-type="float" office:value="1895.3762817383">
            <text:p>1895.3762817383</text:p>
          </table:table-cell>
          <table:table-cell office:value-type="float" office:value="0.9086979032">
            <text:p>0.9086979032</text:p>
          </table:table-cell>
          <table:table-cell office:value-type="float" office:value="1114.1416625977">
            <text:p>1114.1416625977</text:p>
          </table:table-cell>
          <table:table-cell office:value-type="float" office:value="0.6508773565">
            <text:p>0.6508773565</text:p>
          </table:table-cell>
          <table:table-cell office:value-type="float" office:value="0.1538461596">
            <text:p>0.1538461596</text:p>
          </table:table-cell>
          <table:table-cell office:value-type="float" office:value="3459.4127516138">
            <text:p>3459.4127516138</text:p>
          </table:table-cell>
          <table:table-cell office:value-type="float" office:value="2907.9573974609">
            <text:p>2907.9573974609</text:p>
          </table:table-cell>
          <table:table-cell table:number-columns-repeated="2"/>
          <table:table-cell office:value-type="string">
            <text:p>MAE+RMSE+Corr</text:p>
          </table:table-cell>
          <table:table-cell/>
          <table:table-cell office:value-type="float" office:value="0.7226531208">
            <text:p>0.7226531208</text:p>
          </table:table-cell>
          <table:table-cell office:value-type="float" office:value="1.1584063768">
            <text:p>1.1584063768</text:p>
          </table:table-cell>
          <table:table-cell office:value-type="float" office:value="1947.0796508789">
            <text:p>1947.0796508789</text:p>
          </table:table-cell>
          <table:table-cell office:value-type="float" office:value="1.0400097966">
            <text:p>1.0400097966</text:p>
          </table:table-cell>
          <table:table-cell office:value-type="float" office:value="809.9672241211">
            <text:p>809.9672241211</text:p>
          </table:table-cell>
          <table:table-cell office:value-type="float" office:value="0.4906768799">
            <text:p>0.4906768799</text:p>
          </table:table-cell>
          <table:table-cell office:value-type="float" office:value="0.2633410692">
            <text:p>0.2633410692</text:p>
          </table:table-cell>
          <table:table-cell office:value-type="float" office:value="3844.9358688152">
            <text:p>3844.9358688152</text:p>
          </table:table-cell>
          <table:table-cell office:value-type="float" office:value="3322.3682861328">
            <text:p>3322.3682861328</text:p>
          </table:table-cell>
          <table:table-cell table:number-columns-repeated="2"/>
          <table:table-cell office:value-type="string">
            <text:p>EnsembleSecBest(3)</text:p>
          </table:table-cell>
          <table:table-cell/>
          <table:table-cell office:value-type="float" office:value="0.6391379833">
            <text:p>0.6391379833</text:p>
          </table:table-cell>
          <table:table-cell office:value-type="float" office:value="0.9354835749">
            <text:p>0.9354835749</text:p>
          </table:table-cell>
          <table:table-cell office:value-type="float" office:value="1800.6674804688">
            <text:p>1800.6674804688</text:p>
          </table:table-cell>
          <table:table-cell office:value-type="float" office:value="0.6309567988">
            <text:p>0.6309567988</text:p>
          </table:table-cell>
          <table:table-cell office:value-type="float" office:value="734.3411865234">
            <text:p>734.3411865234</text:p>
          </table:table-cell>
          <table:table-cell office:value-type="float" office:value="0.4536121935">
            <text:p>0.4536121935</text:p>
          </table:table-cell>
          <table:table-cell office:value-type="float" office:value="0.2307692319">
            <text:p>0.2307692319</text:p>
          </table:table-cell>
          <table:table-cell office:value-type="float" office:value="3124.3939330824">
            <text:p>3124.3939330824</text:p>
          </table:table-cell>
          <table:table-cell office:value-type="float" office:value="2566.4530029297">
            <text:p>2566.4530029297</text:p>
          </table:table-cell>
        </table:table-row>
        <table:table-row table:style-name="ro1">
          <table:table-cell office:value-type="string">
            <text:p>MAE+RMSE+StdDev</text:p>
          </table:table-cell>
          <table:table-cell office:value-type="string">
            <text:p>OrgAll</text:p>
          </table:table-cell>
          <table:table-cell office:value-type="float" office:value="0.6377951205">
            <text:p>0.6377951205</text:p>
          </table:table-cell>
          <table:table-cell office:value-type="float" office:value="1.00721246">
            <text:p>1.00721246</text:p>
          </table:table-cell>
          <table:table-cell office:value-type="float" office:value="2687.4012451172">
            <text:p>2687.4012451172</text:p>
          </table:table-cell>
          <table:table-cell office:value-type="float" office:value="1.9626502395">
            <text:p>1.9626502395</text:p>
          </table:table-cell>
          <table:table-cell office:value-type="float" office:value="2143.1064453125">
            <text:p>2143.1064453125</text:p>
          </table:table-cell>
          <table:table-cell office:value-type="float" office:value="1.3390644789">
            <text:p>1.3390644789</text:p>
          </table:table-cell>
          <table:table-cell office:value-type="float" office:value="0.0769230798">
            <text:p>0.0769230798</text:p>
          </table:table-cell>
          <table:table-cell office:value-type="float" office:value="3325.7376850181">
            <text:p>3325.7376850181</text:p>
          </table:table-cell>
          <table:table-cell office:value-type="float" office:value="2036.5405273438">
            <text:p>2036.5405273438</text:p>
          </table:table-cell>
          <table:table-cell table:number-columns-repeated="2"/>
          <table:table-cell office:value-type="string">
            <text:p>MAE+RMSE+StdDev</text:p>
          </table:table-cell>
          <table:table-cell/>
          <table:table-cell office:value-type="float" office:value="0.7103397548">
            <text:p>0.7103397548</text:p>
          </table:table-cell>
          <table:table-cell office:value-type="float" office:value="0.9603016376">
            <text:p>0.9603016376</text:p>
          </table:table-cell>
          <table:table-cell office:value-type="float" office:value="1981.8441772461">
            <text:p>1981.8441772461</text:p>
          </table:table-cell>
          <table:table-cell office:value-type="float" office:value="1.1625941396">
            <text:p>1.1625941396</text:p>
          </table:table-cell>
          <table:table-cell office:value-type="float" office:value="872.4629516602">
            <text:p>872.4629516602</text:p>
          </table:table-cell>
          <table:table-cell office:value-type="float" office:value="0.5057885647">
            <text:p>0.5057885647</text:p>
          </table:table-cell>
          <table:table-cell office:value-type="float" office:value="0.2633410692">
            <text:p>0.2633410692</text:p>
          </table:table-cell>
          <table:table-cell office:value-type="float" office:value="3911.0850277643">
            <text:p>3911.0850277643</text:p>
          </table:table-cell>
          <table:table-cell office:value-type="float" office:value="3331.7122802734">
            <text:p>3331.7122802734</text:p>
          </table:table-cell>
          <table:table-cell table:number-columns-repeated="2"/>
          <table:table-cell office:value-type="string">
            <text:p>EnsembleFirstSecBest(6)</text:p>
          </table:table-cell>
          <table:table-cell/>
          <table:table-cell office:value-type="float" office:value="0.662457585334778">
            <text:p>0.6624575853</text:p>
          </table:table-cell>
          <table:table-cell office:value-type="float" office:value="0.88373252749443">
            <text:p>0.8837325275</text:p>
          </table:table-cell>
          <table:table-cell office:value-type="float" office:value="1726.88800048828">
            <text:p>1726.8880004883</text:p>
          </table:table-cell>
          <table:table-cell office:value-type="float" office:value="0.64098334312439">
            <text:p>0.6409833431</text:p>
          </table:table-cell>
          <table:table-cell office:value-type="float" office:value="638.315093994141">
            <text:p>638.3150939941</text:p>
          </table:table-cell>
          <table:table-cell office:value-type="float" office:value="0.452666357159615">
            <text:p>0.4526663572</text:p>
          </table:table-cell>
          <table:table-cell office:value-type="float" office:value="0.230769231915474">
            <text:p>0.2307692319</text:p>
          </table:table-cell>
          <table:table-cell office:value-type="float" office:value="3027.75592375114">
            <text:p>3027.7559237511</text:p>
          </table:table-cell>
          <table:table-cell office:value-type="float" office:value="2339.9306640625">
            <text:p>2339.9306640625</text:p>
          </table:table-cell>
        </table:table-row>
        <table:table-row table:style-name="ro1">
          <table:table-cell office:value-type="string">
            <text:p>MdAE+MdMRE+RMSE</text:p>
          </table:table-cell>
          <table:table-cell office:value-type="string">
            <text:p>OrgAll</text:p>
          </table:table-cell>
          <table:table-cell office:value-type="float" office:value="0.6726052463">
            <text:p>0.6726052463</text:p>
          </table:table-cell>
          <table:table-cell office:value-type="float" office:value="0.7942530513">
            <text:p>0.7942530513</text:p>
          </table:table-cell>
          <table:table-cell office:value-type="float" office:value="1549.0147094727">
            <text:p>1549.0147094727</text:p>
          </table:table-cell>
          <table:table-cell office:value-type="float" office:value="0.6620607674">
            <text:p>0.6620607674</text:p>
          </table:table-cell>
          <table:table-cell office:value-type="float" office:value="681.695892334">
            <text:p>681.695892334</text:p>
          </table:table-cell>
          <table:table-cell office:value-type="float" office:value="0.4479365498">
            <text:p>0.4479365498</text:p>
          </table:table-cell>
          <table:table-cell office:value-type="float" office:value="0.2307692319">
            <text:p>0.2307692319</text:p>
          </table:table-cell>
          <table:table-cell office:value-type="float" office:value="2565.061123618">
            <text:p>2565.061123618</text:p>
          </table:table-cell>
          <table:table-cell office:value-type="float" office:value="2127.3206787109">
            <text:p>2127.3206787109</text:p>
          </table:table-cell>
          <table:table-cell table:number-columns-repeated="2"/>
          <table:table-cell office:value-type="string">
            <text:p>MdAE+MdMRE+RMSE</text:p>
          </table:table-cell>
          <table:table-cell/>
          <table:table-cell office:value-type="float" office:value="0.6733813286">
            <text:p>0.6733813286</text:p>
          </table:table-cell>
          <table:table-cell office:value-type="float" office:value="1.0511912107">
            <text:p>1.0511912107</text:p>
          </table:table-cell>
          <table:table-cell office:value-type="float" office:value="1986.0281982422">
            <text:p>1986.0281982422</text:p>
          </table:table-cell>
          <table:table-cell office:value-type="float" office:value="0.9610805213">
            <text:p>0.9610805213</text:p>
          </table:table-cell>
          <table:table-cell office:value-type="float" office:value="754.1441650391">
            <text:p>754.1441650391</text:p>
          </table:table-cell>
          <table:table-cell office:value-type="float" office:value="0.4674063474">
            <text:p>0.4674063474</text:p>
          </table:table-cell>
          <table:table-cell office:value-type="float" office:value="0.2668213546">
            <text:p>0.2668213546</text:p>
          </table:table-cell>
          <table:table-cell office:value-type="float" office:value="4186.4563076771">
            <text:p>4186.4563076771</text:p>
          </table:table-cell>
          <table:table-cell office:value-type="float" office:value="3703.1927490234">
            <text:p>3703.1927490234</text:p>
          </table:table-cell>
          <table:table-cell table:number-columns-repeated="2"/>
          <table:table-cell office:value-type="string">
            <text:p>EnsembleAll</text:p>
          </table:table-cell>
          <table:table-cell/>
          <table:table-cell office:value-type="float" office:value="0.6519638896">
            <text:p>0.6519638896</text:p>
          </table:table-cell>
          <table:table-cell office:value-type="float" office:value="0.8599274457">
            <text:p>0.8599274457</text:p>
          </table:table-cell>
          <table:table-cell office:value-type="float" office:value="1733.8480834961">
            <text:p>1733.8480834961</text:p>
          </table:table-cell>
          <table:table-cell office:value-type="float" office:value="0.6403459311">
            <text:p>0.6403459311</text:p>
          </table:table-cell>
          <table:table-cell office:value-type="float" office:value="642.3411254883">
            <text:p>642.3411254883</text:p>
          </table:table-cell>
          <table:table-cell office:value-type="float" office:value="0.4278069437">
            <text:p>0.4278069437</text:p>
          </table:table-cell>
          <table:table-cell office:value-type="float" office:value="0.2307692319">
            <text:p>0.2307692319</text:p>
          </table:table-cell>
          <table:table-cell office:value-type="float" office:value="3233.6700584898">
            <text:p>3233.6700584898</text:p>
          </table:table-cell>
          <table:table-cell office:value-type="float" office:value="2706.6730957031">
            <text:p>2706.673095703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scientific-number number:decimal-places="4" number:min-integer-digits="1" number:min-exponent-digits="3"/>
    </number:number-style>
    <number:number-style style:name="N107">
      <number:number number:decimal-places="4" number:min-integer-digits="1"/>
    </number:number-style>
    <number:number-style style:name="N108">
      <number:number number:decimal-places="10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11/04/2014</text:date>, <text:time>10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Minku</meta:initial-creator>
    <meta:creation-date>2014-04-10T14:54:30</meta:creation-date>
    <dc:date>2014-04-11T10:26:25</dc:date>
    <dc:creator>Leandro Minku</dc:creator>
    <meta:editing-duration>PT18M2S</meta:editing-duration>
    <meta:editing-cycles>6</meta:editing-cycles>
    <meta:generator>OpenOffice/4.0.1$Unix OpenOffice.org_project/401m5$Build-9714</meta:generator>
    <meta:document-statistic meta:table-count="3" meta:cell-count="1670" meta:object-count="0"/>
  </office:meta>
</office:document-meta>
</file>